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adornments="Regular" style:font-pitch="fixed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IPAゴシック" svg:font-family="IPAゴシック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4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76.85mm"/>
    </style:style>
    <style:style style:name="co5" style:family="table-column">
      <style:table-column-properties fo:break-before="auto" style:column-width="29.47mm"/>
    </style:style>
    <style:style style:name="co6" style:family="table-column">
      <style:table-column-properties fo:break-before="auto" style:column-width="40.3mm"/>
    </style:style>
    <style:style style:name="co7" style:family="table-column">
      <style:table-column-properties fo:break-before="auto" style:column-width="66.52mm"/>
    </style:style>
    <style:style style:name="co8" style:family="table-column">
      <style:table-column-properties fo:break-before="auto" style:column-width="27.69mm"/>
    </style:style>
    <style:style style:name="co9" style:family="table-column">
      <style:table-column-properties fo:break-before="auto" style:column-width="45.33mm"/>
    </style:style>
    <style:style style:name="co10" style:family="table-column">
      <style:table-column-properties fo:break-before="auto" style:column-width="69.8mm"/>
    </style:style>
    <style:style style:name="co11" style:family="table-column">
      <style:table-column-properties fo:break-before="auto" style:column-width="76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6mm" fo:break-before="auto" style:use-optimal-row-height="true"/>
    </style:style>
    <style:style style:name="ro3" style:family="table-row">
      <style:table-row-properties style:row-height="7.88mm" fo:break-before="auto" style:use-optimal-row-height="true"/>
    </style:style>
    <style:style style:name="ro4" style:family="table-row">
      <style:table-row-properties style:row-height="7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Heading">
      <style:table-cell-properties style:vertical-align="middle"/>
    </style:style>
    <style:style style:name="ce2" style:family="table-cell" style:parent-style-name="Section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Section">
      <style:table-cell-properties style:vertical-align="middle"/>
      <style:paragraph-properties fo:margin-left="0mm"/>
    </style:style>
    <style:style style:name="ce5" style:family="table-cell" style:parent-style-name="Section">
      <style:table-cell-properties style:vertical-align="middle"/>
    </style:style>
    <style:style style:name="ce6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7" style:family="table-cell" style:parent-style-name="Heading">
      <style:table-cell-properties style:vertical-align="middle"/>
      <style:text-properties style:font-weight-complex="normal"/>
    </style:style>
    <style:style style:name="ce8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font-weight-complex="normal"/>
    </style:style>
    <style:style style:name="ce9" style:family="table-cell" style:parent-style-name="Default" style:data-style-name="N2">
      <style:table-cell-properties style:vertical-align="middle"/>
    </style:style>
    <style:style style:name="ce10" style:family="table-cell" style:parent-style-name="Default" style:data-style-name="N126">
      <style:table-cell-properties style:vertical-align="middle"/>
    </style:style>
    <style:style style:name="ce11" style:family="table-cell" style:parent-style-name="Default" style:data-style-name="N128">
      <style:table-cell-properties style:vertical-align="middle"/>
    </style:style>
    <style:style style:name="ce12" style:family="table-cell" style:parent-style-name="Default" style:data-style-name="N1">
      <style:table-cell-properties style:vertical-align="middle"/>
    </style:style>
    <style:style style:name="ce13" style:family="table-cell" style:parent-style-name="Default" style:data-style-name="N61">
      <style:table-cell-properties style:vertical-align="middle"/>
    </style:style>
    <style:style style:name="ce14" style:family="table-cell" style:parent-style-name="Default" style:data-style-name="N11">
      <style:table-cell-properties style:vertical-align="middle"/>
    </style:style>
    <style:style style:name="ce15" style:family="table-cell" style:parent-style-name="Default" style:data-style-name="N114">
      <style:table-cell-properties style:vertical-align="middle"/>
    </style:style>
    <style:style style:name="ce16" style:family="table-cell" style:parent-style-name="Heading">
      <style:table-cell-properties fo:wrap-option="wrap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Section">
      <style:table-cell-properties fo:wrap-option="wrap"/>
    </style:style>
    <style:style style:name="ce19" style:family="table-cell" style:parent-style-name="Default">
      <style:table-cell-properties style:vertical-align="middle"/>
      <style:text-properties style:font-name="Inconsolata" style:font-name-asian="IPAゴシック" style:font-name-complex="Lohit Hindi"/>
    </style:style>
    <style:style style:name="ce20" style:family="table-cell" style:parent-style-name="Default" style:data-style-name="N122">
      <style:table-cell-properties style:vertical-align="middle"/>
    </style:style>
    <style:style style:name="ce21" style:family="table-cell" style:parent-style-name="Default" style:data-style-name="N123">
      <style:table-cell-properties style:vertical-align="middle"/>
    </style:style>
    <style:style style:name="ce22" style:family="table-cell" style:parent-style-name="Default" style:data-style-name="N126">
      <style:table-cell-properties style:vertical-align="middle"/>
      <style:map style:condition="is-true-formula([共通.D3]&lt;=[共通.C3])" style:apply-style-name="Safe" style:base-cell-address="共通.D3"/>
      <style:map style:condition="is-true-formula([共通.D3] &gt; [共通.C3])" style:apply-style-name="Exceeded" style:base-cell-address="共通.D3"/>
    </style:style>
    <style:style style:name="ce23" style:family="table-cell" style:parent-style-name="Default" style:data-style-name="N61">
      <style:table-cell-properties style:vertical-align="middle"/>
      <style:map style:condition="is-true-formula([共通.D3]&lt;=[共通.C3])" style:apply-style-name="Safe" style:base-cell-address="共通.D3"/>
      <style:map style:condition="is-true-formula([共通.D3] &gt; [共通.C3])" style:apply-style-name="Exceeded" style:base-cell-address="共通.D3"/>
    </style:style>
    <style:style style:name="ce24" style:family="table-cell" style:parent-style-name="Default" style:data-style-name="N61">
      <style:table-cell-properties style:vertical-align="middle"/>
      <style:map style:condition="is-true-formula(ABS([共通.D8])&lt;=ABS([共通.C8]))" style:apply-style-name="Safe" style:base-cell-address="共通.D8"/>
      <style:map style:condition="is-true-formula(ABS([共通.D8]) &gt; ABS([共通.C8]))" style:apply-style-name="Exceeded" style:base-cell-address="共通.D8"/>
    </style:style>
    <style:style style:name="ce25" style:family="table-cell" style:parent-style-name="Default" style:data-style-name="N126">
      <style:table-cell-properties style:vertical-align="middle"/>
      <style:map style:condition="is-true-formula(ABS([共通.D11])&lt;=ABS([共通.C11]))" style:apply-style-name="Safe" style:base-cell-address="共通.D11"/>
      <style:map style:condition="is-true-formula(ABS([共通.D11]) &gt; ABS([共通.C11]))" style:apply-style-name="Exceeded" style:base-cell-address="共通.D11"/>
    </style:style>
    <style:style style:name="ce26" style:family="table-cell" style:parent-style-name="Default" style:data-style-name="N126">
      <style:table-cell-properties style:vertical-align="middle"/>
      <style:map style:condition="is-true-formula(ABS([共通.D14])&lt;=ABS([共通.C14]))" style:apply-style-name="Safe" style:base-cell-address="共通.D14"/>
      <style:map style:condition="is-true-formula(ABS([共通.D14]) &gt; ABS([共通.C14]))" style:apply-style-name="Exceeded" style:base-cell-address="共通.D14"/>
    </style:style>
    <style:style style:name="ce27" style:family="table-cell" style:parent-style-name="Default" style:data-style-name="N2">
      <style:table-cell-properties style:vertical-align="middle"/>
      <style:map style:condition="is-true-formula(ABS([共通.D17])&lt;=ABS([共通.C17]))" style:apply-style-name="Safe" style:base-cell-address="共通.D17"/>
      <style:map style:condition="is-true-formula(ABS([共通.D17]) &gt; ABS([共通.C17]))" style:apply-style-name="Exceeded" style:base-cell-address="共通.D17"/>
    </style:style>
    <style:style style:name="ce28" style:family="table-cell" style:parent-style-name="Default" style:data-style-name="N61">
      <style:table-cell-properties style:vertical-align="middle"/>
      <style:map style:condition="is-true-formula(ABS([共通.D20])&lt;=ABS([共通.C20]))" style:apply-style-name="Safe" style:base-cell-address="共通.D20"/>
      <style:map style:condition="is-true-formula(ABS([共通.D20]) &gt; ABS([共通.C20]))" style:apply-style-name="Exceeded" style:base-cell-address="共通.D20"/>
    </style:style>
    <style:style style:name="ce29" style:family="table-cell" style:parent-style-name="Default" style:data-style-name="N130">
      <style:table-cell-properties style:vertical-align="middle"/>
      <style:map style:condition="is-true-formula(ABS([共通.D21])&lt;=ABS([共通.C21]))" style:apply-style-name="Safe" style:base-cell-address="共通.D21"/>
      <style:map style:condition="is-true-formula(ABS([共通.D21]) &gt; ABS([共通.C21]))" style:apply-style-name="Exceeded" style:base-cell-address="共通.D21"/>
    </style:style>
    <style:style style:name="ce30" style:family="table-cell" style:parent-style-name="Default" style:data-style-name="N1">
      <style:table-cell-properties style:vertical-align="middle"/>
      <style:map style:condition="is-true-formula(ABS([共通.D24])&lt;=ABS([共通.C24]))" style:apply-style-name="Safe" style:base-cell-address="共通.D24"/>
      <style:map style:condition="is-true-formula(ABS([共通.D24]) &gt; ABS([共通.C24]))" style:apply-style-name="Exceeded" style:base-cell-address="共通.D24"/>
    </style:style>
    <style:style style:name="ce31" style:family="table-cell" style:parent-style-name="Default" style:data-style-name="N11">
      <style:table-cell-properties style:vertical-align="middle"/>
      <style:map style:condition="is-true-formula(ABS([共通.D28])&lt;=ABS([共通.C28]))" style:apply-style-name="Safe" style:base-cell-address="共通.D28"/>
      <style:map style:condition="is-true-formula(ABS([共通.D28]) &gt; ABS([共通.C28]))" style:apply-style-name="Exceeded" style:base-cell-address="共通.D28"/>
    </style:style>
    <style:style style:name="ce32" style:family="table-cell" style:parent-style-name="Default" style:data-style-name="N128">
      <style:table-cell-properties style:vertical-align="middle"/>
      <style:map style:condition="is-true-formula(ABS([共通.D35])&lt;=ABS([共通.C35]))" style:apply-style-name="Safe" style:base-cell-address="共通.D35"/>
      <style:map style:condition="is-true-formula(ABS([共通.D35]) &gt; ABS([共通.C35]))" style:apply-style-name="Exceeded" style:base-cell-address="共通.D35"/>
    </style:style>
    <style:style style:name="ce33" style:family="table-cell" style:parent-style-name="Default" style:data-style-name="N128">
      <style:table-cell-properties style:vertical-align="middle"/>
      <style:map style:condition="is-true-formula(ABS([共通.D36])&lt;=ABS([共通.C36]))" style:apply-style-name="Safe" style:base-cell-address="共通.D36"/>
      <style:map style:condition="is-true-formula(ABS([共通.D36]) &gt; ABS([共通.C36]))" style:apply-style-name="Exceeded" style:base-cell-address="共通.D36"/>
    </style:style>
    <style:style style:name="ce34" style:family="table-cell" style:parent-style-name="Default" style:data-style-name="N61">
      <style:table-cell-properties style:vertical-align="middle"/>
      <style:map style:condition="is-true-formula(ABS([共通.D42])&lt;=ABS([共通.C42]))" style:apply-style-name="Safe" style:base-cell-address="共通.D42"/>
      <style:map style:condition="is-true-formula(ABS([共通.D42]) &gt; ABS([共通.C42]))" style:apply-style-name="Exceeded" style:base-cell-address="共通.D42"/>
    </style:style>
    <style:style style:name="ce35" style:family="table-cell" style:parent-style-name="Default">
      <style:table-cell-properties fo:wrap-option="wrap"/>
      <style:text-properties style:font-name="Inconsolata" style:font-name-asian="IPAゴシック" style:font-name-complex="Lohit Hindi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7" style:family="table-cell" style:parent-style-name="Section">
      <style:table-cell-properties style:text-align-source="fix" style:repeat-content="false" style:vertical-align="middle"/>
      <style:paragraph-properties fo:text-align="start" fo:margin-left="0mm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justify" fo:margin-left="0mm"/>
    </style:style>
    <style:style style:name="ce39" style:family="table-cell" style:parent-style-name="Default" style:data-style-name="N61">
      <style:table-cell-properties style:vertical-align="middle"/>
      <style:map style:condition="is-true-formula([OFF時.D4]&lt;=[OFF時.C4])" style:apply-style-name="Safe" style:base-cell-address="OFF時.D4"/>
      <style:map style:condition="is-true-formula([OFF時.D4] &gt; [OFF時.C4])" style:apply-style-name="Exceeded" style:base-cell-address="OFF時.D4"/>
    </style:style>
    <style:style style:name="ce40" style:family="table-cell" style:parent-style-name="Default" style:data-style-name="N126">
      <style:table-cell-properties style:vertical-align="middle"/>
      <style:map style:condition="is-true-formula([OFF時.D4]&lt;=[OFF時.C4])" style:apply-style-name="Safe" style:base-cell-address="OFF時.D4"/>
      <style:map style:condition="is-true-formula([OFF時.D4] &gt; [OFF時.C4])" style:apply-style-name="Exceeded" style:base-cell-address="OFF時.D4"/>
    </style:style>
    <style:style style:name="ce41" style:family="table-cell" style:parent-style-name="Default" style:data-style-name="N11">
      <style:table-cell-properties style:vertical-align="middle"/>
      <style:map style:condition="is-true-formula([OFF時.D14]&lt;=[OFF時.C14])" style:apply-style-name="Safe" style:base-cell-address="OFF時.D14"/>
      <style:map style:condition="is-true-formula([OFF時.D14] &gt; [OFF時.C14])" style:apply-style-name="Exceeded" style:base-cell-address="OFF時.D14"/>
    </style:style>
    <style:style style:name="ce42" style:family="table-cell" style:parent-style-name="Default" style:data-style-name="N128">
      <style:table-cell-properties style:vertical-align="middle"/>
      <style:map style:condition="is-true-formula([OFF時.D18]&lt;=[OFF時.C18])" style:apply-style-name="Safe" style:base-cell-address="OFF時.D18"/>
      <style:map style:condition="is-true-formula([OFF時.D18] &gt; [OFF時.C18])" style:apply-style-name="Exceeded" style:base-cell-address="OFF時.D18"/>
    </style:style>
    <style:style style:name="ce43" style:family="table-cell" style:parent-style-name="Default" style:data-style-name="N128">
      <style:table-cell-properties style:vertical-align="middle"/>
      <style:map style:condition="is-true-formula([OFF時.D19]&lt;=[OFF時.C19])" style:apply-style-name="Safe" style:base-cell-address="OFF時.D19"/>
      <style:map style:condition="is-true-formula([OFF時.D19] &gt; [OFF時.C19])" style:apply-style-name="Exceeded" style:base-cell-address="OFF時.D19"/>
    </style:style>
    <style:style style:name="ce44" style:family="table-cell" style:parent-style-name="Default" style:data-style-name="N61">
      <style:table-cell-properties style:vertical-align="middle"/>
      <style:map style:condition="is-true-formula([OFF時.D20]&lt;=[OFF時.C20])" style:apply-style-name="Safe" style:base-cell-address="OFF時.D20"/>
      <style:map style:condition="is-true-formula([OFF時.D20] &gt; [OFF時.C20])" style:apply-style-name="Exceeded" style:base-cell-address="OFF時.D20"/>
    </style:style>
    <style:style style:name="ce45" style:family="table-cell" style:parent-style-name="Default" style:data-style-name="N1">
      <style:table-cell-properties style:vertical-align="middle"/>
      <style:map style:condition="is-true-formula([OFF時.D22]&lt;=[OFF時.C22])" style:apply-style-name="Safe" style:base-cell-address="OFF時.D22"/>
      <style:map style:condition="is-true-formula([OFF時.D22] &gt; [OFF時.C22])" style:apply-style-name="Exceeded" style:base-cell-address="OFF時.D22"/>
    </style:style>
    <style:style style:name="ce46" style:family="table-cell" style:parent-style-name="Default" style:data-style-name="N126">
      <style:table-cell-properties style:vertical-align="middle"/>
      <style:map style:condition="is-true-formula([OFF時.D26]&lt;=[OFF時.C26])" style:apply-style-name="Safe" style:base-cell-address="OFF時.D26"/>
      <style:map style:condition="is-true-formula([OFF時.D26] &gt; [OFF時.C26])" style:apply-style-name="Exceeded" style:base-cell-address="OFF時.D26"/>
    </style:style>
    <style:style style:name="ce47" style:family="table-cell" style:parent-style-name="Default" style:data-style-name="N61">
      <style:table-cell-properties style:vertical-align="middle"/>
      <style:map style:condition="is-true-formula([OFF時.D30]&lt;=[OFF時.C30])" style:apply-style-name="Safe" style:base-cell-address="OFF時.D30"/>
      <style:map style:condition="is-true-formula([OFF時.D30] &gt; [OFF時.C30])" style:apply-style-name="Exceeded" style:base-cell-address="OFF時.D30"/>
    </style:style>
    <style:style style:name="ce48" style:family="table-cell" style:parent-style-name="Default" style:data-style-name="N126">
      <style:table-cell-properties style:vertical-align="middle"/>
      <style:map style:condition="is-true-formula(ABS([OFF時.D35])&lt;=ABS([OFF時.C35]))" style:apply-style-name="Safe" style:base-cell-address="OFF時.D35"/>
      <style:map style:condition="is-true-formula(ABS([OFF時.D35]) &gt; ABS([OFF時.C35]))" style:apply-style-name="Exceeded" style:base-cell-address="OFF時.D35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50" style:family="table-cell" style:parent-style-name="Default" style:data-style-name="N11">
      <style:table-cell-properties style:vertical-align="middle"/>
      <style:map style:condition="is-true-formula(ABS([ON時.D7])&lt;=ABS([ON時.C7]))" style:apply-style-name="Safe" style:base-cell-address="ON時.D7"/>
      <style:map style:condition="is-true-formula(ABS([ON時.D7]) &gt; ABS([ON時.C7]))" style:apply-style-name="Exceeded" style:base-cell-address="ON時.D7"/>
    </style:style>
    <style:style style:name="ce51" style:family="table-cell" style:parent-style-name="Default" style:data-style-name="N129">
      <style:table-cell-properties style:vertical-align="middle"/>
      <style:map style:condition="is-true-formula(ABS([ON時.D13])&lt;=ABS([ON時.C13]))" style:apply-style-name="Safe" style:base-cell-address="ON時.D13"/>
      <style:map style:condition="is-true-formula(ABS([ON時.D13]) &gt; ABS([ON時.C13]))" style:apply-style-name="Exceeded" style:base-cell-address="ON時.D13"/>
    </style:style>
    <style:style style:name="ce52" style:family="table-cell" style:parent-style-name="Default" style:data-style-name="N128">
      <style:table-cell-properties style:vertical-align="middle"/>
      <style:map style:condition="is-true-formula(ABS([ON時.D17])&lt;=ABS([ON時.C17]))" style:apply-style-name="Safe" style:base-cell-address="ON時.D17"/>
      <style:map style:condition="is-true-formula(ABS([ON時.D17]) &gt; ABS([ON時.C17]))" style:apply-style-name="Exceeded" style:base-cell-address="ON時.D17"/>
    </style:style>
    <style:style style:name="ce53" style:family="table-cell" style:parent-style-name="Default" style:data-style-name="N128">
      <style:table-cell-properties style:vertical-align="middle"/>
      <style:map style:condition="is-true-formula(ABS([ON時.D18])&lt;=ABS([ON時.C18]))" style:apply-style-name="Safe" style:base-cell-address="ON時.D18"/>
      <style:map style:condition="is-true-formula(ABS([ON時.D18]) &gt; ABS([ON時.C18]))" style:apply-style-name="Exceeded" style:base-cell-address="ON時.D18"/>
    </style:style>
    <style:style style:name="ce54" style:family="table-cell" style:parent-style-name="Default" style:data-style-name="N128">
      <style:table-cell-properties style:vertical-align="middle"/>
      <style:map style:condition="is-true-formula(ABS([ON時.D21])&lt;=ABS([ON時.C21]))" style:apply-style-name="Safe" style:base-cell-address="ON時.D21"/>
      <style:map style:condition="is-true-formula(ABS([ON時.D21]) &gt; ABS([ON時.C21]))" style:apply-style-name="Exceeded" style:base-cell-address="ON時.D21"/>
    </style:style>
    <style:style style:name="ce55" style:family="table-cell" style:parent-style-name="Default" style:data-style-name="N3">
      <style:table-cell-properties style:vertical-align="middle"/>
      <style:map style:condition="is-true-formula(ABS([ON時.D24])&lt;=ABS([ON時.C24]))" style:apply-style-name="Safe" style:base-cell-address="ON時.D24"/>
      <style:map style:condition="is-true-formula(ABS([ON時.D24]) &gt; ABS([ON時.C24]))" style:apply-style-name="Exceeded" style:base-cell-address="ON時.D24"/>
    </style:style>
    <style:style style:name="ce56" style:family="table-cell" style:parent-style-name="Default" style:data-style-name="N128">
      <style:table-cell-properties style:vertical-align="middle"/>
      <style:map style:condition="is-true-formula(ABS([ON時.D27])&lt;=ABS([ON時.C27]))" style:apply-style-name="Safe" style:base-cell-address="ON時.D27"/>
      <style:map style:condition="is-true-formula(ABS([ON時.D27]) &gt; ABS([ON時.C27]))" style:apply-style-name="Exceeded" style:base-cell-address="ON時.D27"/>
    </style:style>
    <style:style style:name="ce57" style:family="table-cell" style:parent-style-name="Default" style:data-style-name="N61">
      <style:table-cell-properties style:vertical-align="middle"/>
      <style:map style:condition="is-true-formula(ABS([ON時.D29])&lt;=ABS([ON時.C29]))" style:apply-style-name="Safe" style:base-cell-address="ON時.D29"/>
      <style:map style:condition="is-true-formula(ABS([ON時.D29]) &gt; ABS([ON時.C29]))" style:apply-style-name="Exceeded" style:base-cell-address="ON時.D29"/>
    </style:style>
    <style:style style:name="ce58" style:family="table-cell" style:parent-style-name="Default" style:data-style-name="N128">
      <style:table-cell-properties style:vertical-align="middle"/>
      <style:map style:condition="is-true-formula(ABS([ON時.D31])&lt;=ABS([ON時.C31]))" style:apply-style-name="Safe" style:base-cell-address="ON時.D31"/>
      <style:map style:condition="is-true-formula(ABS([ON時.D31]) &gt; ABS([ON時.C31]))" style:apply-style-name="Exceeded" style:base-cell-address="ON時.D31"/>
    </style:style>
    <style:style style:name="ce59" style:family="table-cell" style:parent-style-name="Default" style:data-style-name="N61">
      <style:table-cell-properties style:vertical-align="middle"/>
      <style:map style:condition="is-true-formula(ABS([ON時.D36])&lt;=ABS([ON時.C36]))" style:apply-style-name="Safe" style:base-cell-address="ON時.D36"/>
      <style:map style:condition="is-true-formula(ABS([ON時.D36]) &gt; ABS([ON時.C36]))" style:apply-style-name="Exceeded" style:base-cell-address="ON時.D36"/>
    </style:style>
  </office:automatic-styles>
  <office:body>
    <office:spreadsheet>
      <table:table table:name="パラメータ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4" table:default-cell-style-name="ce17"/>
        <table:table-column table:style-name="co1" table:visibility="collapse" table:default-cell-style-name="Default"/>
        <table:table-row table:style-name="ro1">
          <table:table-cell table:style-name="ce1" office:value-type="string" calcext:value-type="string">
            <text:p>名前</text:p>
          </table:table-cell>
          <table:table-cell table:style-name="ce1" office:value-type="string" calcext:value-type="string">
            <text:p>TeX</text:p>
          </table:table-cell>
          <table:table-cell table:style-name="ce1" office:value-type="string" calcext:value-type="string">
            <text:p>定格</text:p>
          </table:table-cell>
          <table:table-cell table:style-name="ce7" office:value-type="string" calcext:value-type="string">
            <text:p>値</text:p>
          </table:table-cell>
          <table:table-cell table:style-name="ce1" office:value-type="string" calcext:value-type="string">
            <text:p>単位</text:p>
          </table:table-cell>
          <table:table-cell table:style-name="ce16" office:value-type="string" calcext:value-type="string">
            <text:p>説明</text:p>
          </table:table-cell>
          <table:table-cell table:style-name="Heading" office:value-type="string" calcext:value-type="string">
            <text:p>制御</text:p>
          </table:table-cell>
        </table:table-row>
        <table:table-row table:style-name="ro1">
          <table:table-cell table:style-name="ce2" office:value-type="string" calcext:value-type="string" table:number-columns-spanned="7" table:number-rows-spanned="1">
            <text:p>半導体定格</text:p>
          </table:table-cell>
          <table:covered-table-cell table:number-columns-repeated="2" table:style-name="ce6"/>
          <table:covered-table-cell table:style-name="ce8"/>
          <table:covered-table-cell table:number-columns-repeated="3"/>
        </table:table-row>
        <table:table-row table:style-name="ro1">
          <table:table-cell office:value-type="string" calcext:value-type="string">
            <text:p>Vsat</text:p>
          </table:table-cell>
          <table:table-cell office:value-type="string" calcext:value-type="string">
            <text:p>V_{sat}</text:p>
          </table:table-cell>
          <table:table-cell/>
          <table:table-cell table:style-name="ce9" office:value-type="float" office:value="0.1" calcext:value-type="float">
            <text:p>0.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外部 MOS-FET $Q_1$ の D-S 間飽和電圧</text:p>
          </table:table-cell>
          <table:table-cell/>
        </table:table-row>
        <table:table-row table:style-name="ro1">
          <table:table-cell office:value-type="string" calcext:value-type="string">
            <text:p>Vf</text:p>
          </table:table-cell>
          <table:table-cell office:value-type="string" calcext:value-type="string">
            <text:p>V_F</text:p>
          </table:table-cell>
          <table:table-cell/>
          <table:table-cell table:style-name="ce9" office:value-type="float" office:value="0.55" calcext:value-type="float">
            <text:p>0.5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D_1$ の電圧降下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 table:number-columns-spanned="7" table:number-rows-spanned="1">
            <text:p>入出力定格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Vin(min)</text:p>
          </table:table-cell>
          <table:table-cell office:value-type="string" calcext:value-type="string">
            <text:p>V_\mathrm{IN(min)}</text:p>
          </table:table-cell>
          <table:table-cell/>
          <table:table-cell table:style-name="ce10" office:value-type="float" office:value="5" calcext:value-type="float">
            <text:p>5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入力電圧の最小値</text:p>
          </table:table-cell>
          <table:table-cell/>
        </table:table-row>
        <table:table-row table:style-name="ro1">
          <table:table-cell office:value-type="string" calcext:value-type="string">
            <text:p>Vin(max)</text:p>
          </table:table-cell>
          <table:table-cell office:value-type="string" calcext:value-type="string">
            <text:p>V_\mathrm{IN(max)}</text:p>
          </table:table-cell>
          <table:table-cell/>
          <table:table-cell table:style-name="ce10" office:value-type="float" office:value="5" calcext:value-type="float">
            <text:p>5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入力電圧の最大値</text:p>
          </table:table-cell>
          <table:table-cell/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V_\mathrm{IN}</text:p>
          </table:table-cell>
          <table:table-cell/>
          <table:table-cell table:style-name="ce10" office:value-type="float" office:value="5" calcext:value-type="float">
            <text:p>5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入力電圧の典型値</text:p>
          </table:table-cell>
          <table:table-cell/>
        </table:table-row>
        <table:table-row table:style-name="ro1">
          <table:table-cell office:value-type="string" calcext:value-type="string">
            <text:p>Vout</text:p>
          </table:table-cell>
          <table:table-cell office:value-type="string" calcext:value-type="string">
            <text:p>V_\mathrm{OUT}</text:p>
          </table:table-cell>
          <table:table-cell/>
          <table:table-cell table:style-name="ce9" office:value-type="float" office:value="3.48" calcext:value-type="float">
            <text:p>3.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出力電圧</text:p>
          </table:table-cell>
          <table:table-cell/>
        </table:table-row>
        <table:table-row table:style-name="ro1">
          <table:table-cell office:value-type="string" calcext:value-type="string">
            <text:p>Iout(max)</text:p>
          </table:table-cell>
          <table:table-cell office:value-type="string" calcext:value-type="string">
            <text:p>I_\mathrm{OUT(max)}</text:p>
          </table:table-cell>
          <table:table-cell/>
          <table:table-cell table:style-name="ce11" office:value-type="float" office:value="0.018" calcext:value-type="float">
            <text:p>0.018</text:p>
          </table:table-cell>
          <table:table-cell table:style-name="ce15" office:value-type="string" calcext:value-type="string">
            <text:p>A</text:p>
          </table:table-cell>
          <table:table-cell office:value-type="string" calcext:value-type="string">
            <text:p>出力電流の最大値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/>
          <table:table-cell table:style-name="ce12" office:value-type="float" office:value="62932" calcext:value-type="float">
            <text:p>62932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スイッチング周波数</text:p>
          </table:table-cell>
          <table:table-cell/>
        </table:table-row>
        <table:table-row table:style-name="ro1">
          <table:table-cell office:value-type="string" calcext:value-type="string">
            <text:p>Vripple</text:p>
          </table:table-cell>
          <table:table-cell office:value-type="string" calcext:value-type="string">
            <text:p>V_\mathrm{ripple}</text:p>
          </table:table-cell>
          <table:table-cell/>
          <table:table-cell table:style-name="ce13" office:value-type="float" office:value="0.000715" calcext:value-type="float">
            <text:p>7.15E-0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出力リップルのピーク値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 calcext:value-type="string" table:number-columns-spanned="7" table:number-rows-spanned="1">
            <text:p>MC34063 パラメータ</text:p>
          </table:table-cell>
          <table:covered-table-cell table:number-columns-repeated="6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/>
          <table:table-cell table:style-name="ce13" table:formula="of:=[.D17]+[.D18]" office:value-type="float" office:value="0.00001589" calcext:value-type="float">
            <text:p>1.59E-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周期</text:p>
          </table:table-cell>
          <table:table-cell/>
        </table:table-row>
        <table:table-row table:style-name="ro1">
          <table:table-cell office:value-type="string" calcext:value-type="string">
            <text:p>t(off)</text:p>
          </table:table-cell>
          <table:table-cell office:value-type="string" calcext:value-type="string">
            <text:p>t_\mathrm{off}</text:p>
          </table:table-cell>
          <table:table-cell/>
          <table:table-cell table:style-name="ce13" office:value-type="float" office:value="0.00000414" calcext:value-type="float">
            <text:p>4.14E-0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FF の時間</text:p>
          </table:table-cell>
          <table:table-cell/>
        </table:table-row>
        <table:table-row table:style-name="ro1">
          <table:table-cell office:value-type="string" calcext:value-type="string">
            <text:p>t(on)</text:p>
          </table:table-cell>
          <table:table-cell office:value-type="string" calcext:value-type="string">
            <text:p>t_\mathrm{on}</text:p>
          </table:table-cell>
          <table:table-cell/>
          <table:table-cell table:style-name="ce13" office:value-type="float" office:value="0.00001175" calcext:value-type="float">
            <text:p>1.18E-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N の時間</text:p>
          </table:table-cell>
          <table:table-cell/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C_T</text:p>
          </table:table-cell>
          <table:table-cell/>
          <table:table-cell table:style-name="ce13" office:value-type="float" office:value="0.00000000047" calcext:value-type="float">
            <text:p>4.70E-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発振用キャパシタの容量</text:p>
          </table:table-cell>
          <table:table-cell/>
        </table:table-row>
        <table:table-row table:style-name="ro1">
          <table:table-cell office:value-type="string" calcext:value-type="string">
            <text:p>Ipk(switch)</text:p>
          </table:table-cell>
          <table:table-cell office:value-type="string" calcext:value-type="string">
            <text:p>I_\mathrm{pk(switch)}</text:p>
          </table:table-cell>
          <table:table-cell/>
          <table:table-cell table:style-name="ce11" office:value-type="float" office:value="0.036" calcext:value-type="float">
            <text:p>0.0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 次側に流れる電流の最大値</text:p>
          </table:table-cell>
          <table:table-cell/>
        </table:table-row>
        <table:table-row table:style-name="ro1">
          <table:table-cell office:value-type="string" calcext:value-type="string">
            <text:p>Rsc0</text:p>
          </table:table-cell>
          <table:table-cell office:value-type="string" calcext:value-type="string">
            <text:p>R_\mathrm{SC0}</text:p>
          </table:table-cell>
          <table:table-cell/>
          <table:table-cell table:style-name="ce9" office:value-type="float" office:value="8.33" calcext:value-type="float">
            <text:p>8.33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過電流保護用のセンス抵抗値の理論値</text:p>
          </table:table-cell>
          <table:table-cell/>
        </table:table-row>
        <table:table-row table:style-name="ro1">
          <table:table-cell office:value-type="string" calcext:value-type="string">
            <text:p>Rsc</text:p>
          </table:table-cell>
          <table:table-cell office:value-type="string" calcext:value-type="string">
            <text:p>R_\mathrm{SC}</text:p>
          </table:table-cell>
          <table:table-cell/>
          <table:table-cell table:style-name="ce9" office:value-type="float" office:value="5" calcext:value-type="float">
            <text:p>5.00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過電流保護用のセンス抵抗値（実際に使用する値）</text:p>
          </table:table-cell>
          <table:table-cell/>
        </table:table-row>
        <table:table-row table:style-name="ro1">
          <table:table-cell office:value-type="string" calcext:value-type="string">
            <text:p>L(min)</text:p>
          </table:table-cell>
          <table:table-cell office:value-type="string" calcext:value-type="string">
            <text:p>L_\mathrm{(min)}</text:p>
          </table:table-cell>
          <table:table-cell/>
          <table:table-cell table:style-name="ce13" office:value-type="float" office:value="0.00047" calcext:value-type="float">
            <text:p>4.70E-0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降圧 DC-DC のインダクタンス</text:p>
          </table:table-cell>
          <table:table-cell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_O</text:p>
          </table:table-cell>
          <table:table-cell/>
          <table:table-cell table:style-name="ce13" office:value-type="float" office:value="0.0001" calcext:value-type="float">
            <text:p>1.00E-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降圧 DC-DC のキャパシタンス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 calcext:value-type="string" table:number-columns-spanned="7" table:number-rows-spanned="1">
            <text:p>充放電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Vchg-pp</text:p>
          </table:table-cell>
          <table:table-cell office:value-type="string" calcext:value-type="string">
            <text:p>V_\mathrm{chg(p-p)}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実質的な充電電圧</text:p>
          </table:table-cell>
          <table:table-cell/>
        </table:table-row>
        <table:table-row table:style-name="ro1">
          <table:table-cell office:value-type="string" calcext:value-type="string">
            <text:p>Vchg</text:p>
          </table:table-cell>
          <table:table-cell office:value-type="string" calcext:value-type="string">
            <text:p>V_\mathrm{chg}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完全充電時のゲート電圧</text:p>
          </table:table-cell>
          <table:table-cell/>
        </table:table-row>
        <table:table-row table:style-name="ro1">
          <table:table-cell office:value-type="string" calcext:value-type="string">
            <text:p>Vdis</text:p>
          </table:table-cell>
          <table:table-cell office:value-type="string" calcext:value-type="string">
            <text:p>V_\mathrm{dis}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完全放電時のゲート電圧</text:p>
          </table:table-cell>
          <table:table-cell/>
        </table:table-row>
        <table:table-row table:style-name="ro1">
          <table:table-cell office:value-type="string" calcext:value-type="string">
            <text:p>Qg</text:p>
          </table:table-cell>
          <table:table-cell office:value-type="string" calcext:value-type="string">
            <text:p>Q_G</text:p>
          </table:table-cell>
          <table:table-cell/>
          <table:table-cell table:style-name="ce13" office:value-type="float" office:value="0.000000014" calcext:value-type="float">
            <text:p>1.40E-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充放電する電荷量</text:p>
          </table:table-cell>
          <table:table-cell/>
        </table:table-row>
        <table:table-row table:style-name="ro1">
          <table:table-cell office:value-type="string" calcext:value-type="string">
            <text:p>Qg45</text:p>
          </table:table-cell>
          <table:table-cell office:value-type="string" calcext:value-type="string">
            <text:p>Q_{G45}</text:p>
          </table:table-cell>
          <table:table-cell/>
          <table:table-cell table:style-name="ce13" office:value-type="float" office:value="0.000000007" calcext:value-type="float">
            <text:p>7.00E-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$-4.5\,\mathrm{V}$ で充放電する時の電荷量</text:p>
          </table:table-cell>
          <table:table-cell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C_G</text:p>
          </table:table-cell>
          <table:table-cell/>
          <table:table-cell table:formula="of:=[パラメータ.D30]/[パラメータ.D27]" office:value-type="float" office:value="0.0000000028" calcext:value-type="float">
            <text:p>2.8E-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充放電するキャパシタの容量</text:p>
          </table:table-cell>
          <table:table-cell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D_\mathrm{on}</text:p>
          </table:table-cell>
          <table:table-cell/>
          <table:table-cell table:style-name="ce14" table:formula="of:=[.D18]/[.D16]" office:value-type="percentage" office:value="0.739458779106356" calcext:value-type="percentage">
            <text:p>73.95%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N duty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 table:number-columns-spanned="7" table:number-rows-spanned="1">
            <text:p>素子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R_B</text:p>
          </table:table-cell>
          <table:table-cell/>
          <table:table-cell table:style-name="ce13" office:value-type="float" office:value="10000" calcext:value-type="float">
            <text:p>1.00E+04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$Q_2$ のベース抵抗</text:p>
          </table:table-cell>
          <table:table-cell/>
        </table:table-row>
        <table:table-row table:style-name="ro1">
          <table:table-cell office:value-type="string" calcext:value-type="string">
            <text:p>Rgd</text:p>
          </table:table-cell>
          <table:table-cell office:value-type="string" calcext:value-type="string">
            <text:p>R_{GD}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放電時の電流制限用抵抗</text:p>
          </table:table-cell>
          <table:table-cell/>
        </table:table-row>
        <table:table-row table:style-name="ro1">
          <table:table-cell office:value-type="string" calcext:value-type="string">
            <text:p>Rgc</text:p>
          </table:table-cell>
          <table:table-cell office:value-type="string" calcext:value-type="string">
            <text:p>R_{GC}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充電時の電流制限用抵抗</text:p>
          </table:table-cell>
          <table:table-cell/>
        </table:table-row>
        <table:table-row table:style-name="ro1">
          <table:table-cell office:value-type="string" calcext:value-type="string">
            <text:p>Rpu</text:p>
          </table:table-cell>
          <table:table-cell office:value-type="string" calcext:value-type="string">
            <text:p>R_{PU}</text:p>
          </table:table-cell>
          <table:table-cell/>
          <table:table-cell table:style-name="ce13" office:value-type="float" office:value="100000" calcext:value-type="float">
            <text:p>1.00E+05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プルアップ抵抗</text:p>
          </table:table-cell>
          <table:table-cell/>
        </table:table-row>
        <table:table-row table:style-name="ro1">
          <table:table-cell office:value-type="string" calcext:value-type="string">
            <text:p>Rg</text:p>
          </table:table-cell>
          <table:table-cell office:value-type="string" calcext:value-type="string">
            <text:p>R_G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$Q_1$ の内蔵ゲート抵抗</text:p>
          </table:table-cell>
          <table:table-cell/>
        </table:table-row>
        <table:table-row table:style-name="ro1">
          <table:table-cell office:value-type="string" calcext:value-type="string">
            <text:p>Vz1</text:p>
          </table:table-cell>
          <table:table-cell office:value-type="string" calcext:value-type="string">
            <text:p>V_{Z1}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ゲート保護用のツェナーダイオード</text:p>
          </table:table-cell>
          <table:table-cell/>
        </table:table-row>
        <table:table-row table:style-name="ro1">
          <table:table-cell office:value-type="string" calcext:value-type="string">
            <text:p>Vd_dg(max)</text:p>
          </table:table-cell>
          <table:table-cell office:value-type="string" calcext:value-type="string">
            <text:p>V_{D_\mathrm{gd} \mathrm{(max)}}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D_\mathrm{gd}$ の最大端子間電圧</text:p>
          </table:table-cell>
          <table:table-cell/>
        </table:table-row>
        <table:table-row table:style-name="ro1">
          <table:table-cell office:value-type="string" calcext:value-type="string">
            <text:p>RθJA(Ddg)</text:p>
          </table:table-cell>
          <table:table-cell office:value-type="string" calcext:value-type="string">
            <text:p>R_{\theta JA (D_\mathrm{gd})}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℃/W</text:p>
          </table:table-cell>
          <table:table-cell office:value-type="string" calcext:value-type="string">
            <text:p>$D_\mathrm{gd}$ の熱抵抗値</text:p>
          </table:table-cell>
          <table:table-cell/>
        </table:table-row>
        <table:table-row table:style-name="ro1">
          <table:table-cell office:value-type="string" calcext:value-type="string">
            <text:p>Vd1(max)</text:p>
          </table:table-cell>
          <table:table-cell office:value-type="string" calcext:value-type="string">
            <text:p>V_{D1 \mathrm{(max)}}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D_1$ の最大端子間電圧</text:p>
          </table:table-cell>
          <table:table-cell/>
        </table:table-row>
        <table:table-row table:style-name="ro1">
          <table:table-cell office:value-type="string" calcext:value-type="string">
            <text:p>RθJA(D1)</text:p>
          </table:table-cell>
          <table:table-cell office:value-type="string" calcext:value-type="string">
            <text:p>R_{\theta JA (D1}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℃/W</text:p>
          </table:table-cell>
          <table:table-cell office:value-type="string" calcext:value-type="string">
            <text:p>$D_1$ の熱抵抗値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 table:number-columns-spanned="7" table:number-rows-spanned="1">
            <text:p>AO3401A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t_d(on)</text:p>
          </table:table-cell>
          <table:table-cell office:value-type="string" calcext:value-type="string">
            <text:p>t_{D \mathrm{(on)}}</text:p>
          </table:table-cell>
          <table:table-cell/>
          <table:table-cell table:style-name="ce13" office:value-type="float" office:value="0.0000000065" calcext:value-type="float">
            <text:p>6.50E-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ターンオン遅延時間</text:p>
          </table:table-cell>
          <table:table-cell/>
        </table:table-row>
        <table:table-row table:style-name="ro1">
          <table:table-cell office:value-type="string" calcext:value-type="string">
            <text:p>t_d(off)</text:p>
          </table:table-cell>
          <table:table-cell office:value-type="string" calcext:value-type="string">
            <text:p>t_{D \mathrm{(off)}}</text:p>
          </table:table-cell>
          <table:table-cell/>
          <table:table-cell table:style-name="ce13" office:value-type="float" office:value="0.000000041" calcext:value-type="float">
            <text:p>4.10E-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ターンオフ遅延時間</text:p>
          </table:table-cell>
          <table:table-cell/>
        </table:table-row>
        <table:table-row table:style-name="ro1">
          <table:table-cell office:value-type="string" calcext:value-type="string">
            <text:p>Rds(on)</text:p>
          </table:table-cell>
          <table:table-cell office:value-type="string" calcext:value-type="string">
            <text:p>R_{DS \mathrm{(on)}}</text:p>
          </table:table-cell>
          <table:table-cell/>
          <table:table-cell table:style-name="ce13" office:value-type="float" office:value="0.085" calcext:value-type="float">
            <text:p>8.50E-02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ON 抵抗</text:p>
          </table:table-cell>
          <table:table-cell/>
        </table:table-row>
        <table:table-row table:style-name="ro1">
          <table:table-cell office:value-type="string" calcext:value-type="string">
            <text:p>RθJA(Q1)</text:p>
          </table:table-cell>
          <table:table-cell office:value-type="string" calcext:value-type="string">
            <text:p>R_{\theta JA (Q1)}</text:p>
          </table:table-cell>
          <table:table-cell/>
          <table:table-cell table:style-name="ce12" office:value-type="float" office:value="125" calcext:value-type="float">
            <text:p>125</text:p>
          </table:table-cell>
          <table:table-cell office:value-type="string" calcext:value-type="string">
            <text:p>℃/W</text:p>
          </table:table-cell>
          <table:table-cell office:value-type="string" calcext:value-type="string">
            <text:p>$Q_1$ の熱抵抗値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 table:number-columns-spanned="7" table:number-rows-spanned="1">
            <text:p>BC337</text:p>
          </table:table-cell>
          <table:covered-table-cell table:number-columns-repeated="4" table:style-name="ce5"/>
          <table:covered-table-cell table:style-name="ce18"/>
          <table:covered-table-cell/>
        </table:table-row>
        <table:table-row table:style-name="ro1">
          <table:table-cell office:value-type="string" calcext:value-type="string">
            <text:p>RθJA(Q2)</text:p>
          </table:table-cell>
          <table:table-cell office:value-type="string" calcext:value-type="string">
            <text:p>R_{\theta JA (Q2)}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℃/W</text:p>
          </table:table-cell>
          <table:table-cell office:value-type="string" calcext:value-type="string">
            <text:p>熱抵抗値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 table:number-columns-spanned="7" table:number-rows-spanned="1">
            <text:p>MC34063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Vswc(max)</text:p>
          </table:table-cell>
          <table:table-cell office:value-type="string" calcext:value-type="string">
            <text:p>V_{SWC \mathrm{(max)}}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N 時の SWC 最大端子間電圧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 table:number-columns-spanned="7" table:number-rows-spanned="1">
            <text:p>1N5819 $D_3$</text:p>
          </table:table-cell>
          <table:covered-table-cell table:number-columns-repeated="6"/>
        </table:table-row>
        <table:table-row table:style-name="ro1">
          <table:table-cell table:style-name="Default" office:value-type="string" calcext:value-type="string">
            <text:p>RθJA(D3)</text:p>
          </table:table-cell>
          <table:table-cell office:value-type="string" calcext:value-type="string">
            <text:p>R_{\theta JA (D3)}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℃/W</text:p>
          </table:table-cell>
          <table:table-cell table:style-name="ce3" office:value-type="string" calcext:value-type="string">
            <text:p>$D_3$ の熱抵抗値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 table:number-columns-spanned="7" table:number-rows-spanned="1">
            <text:p>その他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T_A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周囲温度</text:p>
          </table:table-cell>
          <table:table-cell/>
        </table:table-row>
        <table:table-row table:style-name="ro1" table:number-rows-repeated="104851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共通" table:style-name="ta1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7" table:default-cell-style-name="ce17"/>
        <table:table-column table:style-name="co1" table:visibility="collapse" table:default-cell-style-name="Default"/>
        <table:table-row table:style-name="ro1">
          <table:table-cell table:style-name="ce1" office:value-type="string" calcext:value-type="string">
            <text:p>名前</text:p>
          </table:table-cell>
          <table:table-cell table:style-name="ce1" office:value-type="string" calcext:value-type="string">
            <text:p>TeX</text:p>
          </table:table-cell>
          <table:table-cell table:style-name="ce1" office:value-type="string" calcext:value-type="string">
            <text:p>定格</text:p>
          </table:table-cell>
          <table:table-cell table:style-name="ce1" office:value-type="string" calcext:value-type="string">
            <text:p>値</text:p>
          </table:table-cell>
          <table:table-cell table:style-name="ce1" office:value-type="string" calcext:value-type="string">
            <text:p>単位</text:p>
          </table:table-cell>
          <table:table-cell table:style-name="ce16" office:value-type="string" calcext:value-type="string">
            <text:p>説明</text:p>
          </table:table-cell>
          <table:table-cell table:style-name="Heading" office:value-type="string" calcext:value-type="string">
            <text:p>制御</text:p>
          </table:table-cell>
        </table:table-row>
        <table:table-row table:style-name="ro1">
          <table:table-cell table:style-name="ce4" office:value-type="string" calcext:value-type="string" table:number-columns-spanned="7" table:number-rows-spanned="1">
            <text:p>MC34063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V_{CC}</text:p>
          </table:table-cell>
          <table:table-cell table:style-name="ce20" office:value-type="float" office:value="40" calcext:value-type="float">
            <text:p>40V</text:p>
          </table:table-cell>
          <table:table-cell table:style-name="ce22" table:formula="of:=[パラメータ.D8]" office:value-type="float" office:value="5" calcext:value-type="float">
            <text:p>5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C34063 の定格電圧</text:p>
          </table:table-cell>
          <table:table-cell/>
        </table:table-row>
        <table:table-row table:style-name="ro1">
          <table:table-cell office:value-type="string" calcext:value-type="string">
            <text:p>Isw</text:p>
          </table:table-cell>
          <table:table-cell office:value-type="string" calcext:value-type="string">
            <text:p>I_\mathrm{SW}</text:p>
          </table:table-cell>
          <table:table-cell table:style-name="ce21" office:value-type="float" office:value="1.5" calcext:value-type="float">
            <text:p>1.5A</text:p>
          </table:table-cell>
          <table:table-cell table:style-name="ce23" table:formula="of:=[ON時.D5]" office:value-type="float" office:value="0.000881048" calcext:value-type="float">
            <text:p>8.81E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C34063 の内部 BJT の定格電流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 table:number-columns-spanned="7" table:number-rows-spanned="1">
            <text:p>$R_\mathrm{PU}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_Rpu</text:p>
          </table:table-cell>
          <table:table-cell office:value-type="string" calcext:value-type="string">
            <text:p>I_{R_\mathrm{PU}}</text:p>
          </table:table-cell>
          <table:table-cell/>
          <table:table-cell table:style-name="ce13" table:formula="of:=[パラメータ.D8]/[パラメータ.D39]" office:value-type="float" office:value="0.00005" calcext:value-type="float">
            <text:p>5.00E-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放電時の $R_\mathrm{PU}$ の電流</text:p>
          </table:table-cell>
          <table:table-cell/>
        </table:table-row>
        <table:table-row table:style-name="ro1">
          <table:table-cell office:value-type="string" calcext:value-type="string">
            <text:p>P_Ppu</text:p>
          </table:table-cell>
          <table:table-cell office:value-type="string" calcext:value-type="string">
            <text:p>P_{R_\mathrm{PU}}</text:p>
          </table:table-cell>
          <table:table-cell office:value-type="float" office:value="0.125" calcext:value-type="float">
            <text:p>0.125</text:p>
          </table:table-cell>
          <table:table-cell table:style-name="ce24" table:formula="of:=[共通.D7]^2*[パラメータ.D39]" office:value-type="float" office:value="0.00025" calcext:value-type="float">
            <text:p>2.50E-0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放電時の $R_\mathrm{PU}$ の消費電力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 table:number-columns-spanned="7" table:number-rows-spanned="1">
            <text:p>$C_T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V_Ct(max)</text:p>
          </table:table-cell>
          <table:table-cell office:value-type="string" calcext:value-type="string">
            <text:p>V_{C_T \mathrm{(max)}}</text:p>
          </table:table-cell>
          <table:table-cell office:value-type="float" office:value="50" calcext:value-type="float">
            <text:p>50</text:p>
          </table:table-cell>
          <table:table-cell table:style-name="ce25" table:formula="of:=[パラメータ.D8]" office:value-type="float" office:value="5" calcext:value-type="float">
            <text:p>5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C_T$ の最大電圧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 table:number-columns-spanned="7" table:number-rows-spanned="1">
            <text:p>$C_1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V_C1(max)</text:p>
          </table:table-cell>
          <table:table-cell office:value-type="string" calcext:value-type="string">
            <text:p>V_{C_1 \mathrm{(max)}}</text:p>
          </table:table-cell>
          <table:table-cell office:value-type="float" office:value="25" calcext:value-type="float">
            <text:p>25</text:p>
          </table:table-cell>
          <table:table-cell table:style-name="ce26" table:formula="of:=[パラメータ.D8]" office:value-type="float" office:value="5" calcext:value-type="float">
            <text:p>5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C_1$ の最大電圧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 table:number-columns-spanned="7" table:number-rows-spanned="1">
            <text:p>$C_O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V_Co(max)</text:p>
          </table:table-cell>
          <table:table-cell office:value-type="string" calcext:value-type="string">
            <text:p>V_{C_O \mathrm{(max)}}</text:p>
          </table:table-cell>
          <table:table-cell office:value-type="float" office:value="16" calcext:value-type="float">
            <text:p>16</text:p>
          </table:table-cell>
          <table:table-cell table:style-name="ce27" office:value-type="float" office:value="5" calcext:value-type="float">
            <text:p>5.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C_O$ の最大電圧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 table:number-columns-spanned="7" table:number-rows-spanned="1">
            <text:p>$D_1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d1(max)</text:p>
          </table:table-cell>
          <table:table-cell office:value-type="string" calcext:value-type="string">
            <text:p>I_{D1 \mathrm{(max)}}</text:p>
          </table:table-cell>
          <table:table-cell office:value-type="float" office:value="3" calcext:value-type="float">
            <text:p>3</text:p>
          </table:table-cell>
          <table:table-cell table:style-name="ce28" table:formula="of:=[パラメータ.D11]" office:value-type="float" office:value="0.018" calcext:value-type="float">
            <text:p>1.80E-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D_1$ の最大電流</text:p>
          </table:table-cell>
          <table:table-cell/>
        </table:table-row>
        <table:table-row table:style-name="ro1">
          <table:table-cell office:value-type="string" calcext:value-type="string">
            <text:p>Vd1k(max)</text:p>
          </table:table-cell>
          <table:table-cell office:value-type="string" calcext:value-type="string">
            <text:p>V_{D1,K \mathrm{(max)}}</text:p>
          </table:table-cell>
          <table:table-cell office:value-type="float" office:value="40" calcext:value-type="float">
            <text:p>40</text:p>
          </table:table-cell>
          <table:table-cell table:style-name="ce29" table:formula="of:=[パラメータ.D8]" office:value-type="float" office:value="5" calcext:value-type="float">
            <text:p>5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D_1$ カソードの最大電圧</text:p>
          </table:table-cell>
          <table:table-cell/>
        </table:table-row>
        <table:table-row table:style-name="ro1">
          <table:table-cell office:value-type="string" calcext:value-type="string">
            <text:p>Pd1(max)</text:p>
          </table:table-cell>
          <table:table-cell office:value-type="string" calcext:value-type="string">
            <text:p>P_{D1 \mathrm{(max)}}</text:p>
          </table:table-cell>
          <table:table-cell/>
          <table:table-cell table:formula="of:=[パラメータ.D44]*[.D20]" office:value-type="float" office:value="0.0099" calcext:value-type="float">
            <text:p>0.009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D_1$ の消費電力</text:p>
          </table:table-cell>
          <table:table-cell/>
        </table:table-row>
        <table:table-row table:style-name="ro1">
          <table:table-cell office:value-type="string" calcext:value-type="string">
            <text:p>ΔTj(D1)</text:p>
          </table:table-cell>
          <table:table-cell office:value-type="string" calcext:value-type="string">
            <text:p>\Delta T_{J(D1)}</text:p>
          </table:table-cell>
          <table:table-cell/>
          <table:table-cell table:formula="of:=[.D22]*[パラメータ.D45]" office:value-type="float" office:value="0.396" calcext:value-type="float">
            <text:p>0.396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$D_1$ の PN 接合の上昇温度</text:p>
          </table:table-cell>
          <table:table-cell/>
        </table:table-row>
        <table:table-row table:style-name="ro1">
          <table:table-cell office:value-type="string" calcext:value-type="string">
            <text:p>Tj(D1)</text:p>
          </table:table-cell>
          <table:table-cell office:value-type="string" calcext:value-type="string">
            <text:p>T_{J(D1)}</text:p>
          </table:table-cell>
          <table:table-cell office:value-type="float" office:value="125" calcext:value-type="float">
            <text:p>125</text:p>
          </table:table-cell>
          <table:table-cell table:style-name="ce30" table:formula="of:=[パラメータ.D63]+[.D23]" office:value-type="float" office:value="40.396" calcext:value-type="float">
            <text:p>40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$D_1$ の PN 接合の温度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 table:number-columns-spanned="7" table:number-rows-spanned="1">
            <text:p>スイッチング速度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t_sw</text:p>
          </table:table-cell>
          <table:table-cell office:value-type="string" calcext:value-type="string">
            <text:p>t_\mathrm{sw}</text:p>
          </table:table-cell>
          <table:table-cell/>
          <table:table-cell table:style-name="ce13" table:formula="of:=[OFF時.D13]+[ON時.D6]" office:value-type="float" office:value="0.000000430084437413896" calcext:value-type="float">
            <text:p>4.30E-0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スイッチング速度</text:p>
          </table:table-cell>
          <table:table-cell/>
        </table:table-row>
        <table:table-row table:style-name="ro1">
          <table:table-cell office:value-type="string" calcext:value-type="string">
            <text:p>t_sw(rate)</text:p>
          </table:table-cell>
          <table:table-cell office:value-type="string" calcext:value-type="string">
            <text:p>t_\mathrm{sw(rate)}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31" table:formula="of:=[.D27]/[パラメータ.D16]" office:value-type="percentage" office:value="0.0270663585534233" calcext:value-type="percentage">
            <text:p>2.71%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周期におけるスイッチング速度の割合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 table:number-columns-spanned="7" table:number-rows-spanned="1">
            <text:p>ゲートキャパシタの自然放電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t_dis(self)</text:p>
          </table:table-cell>
          <table:table-cell office:value-type="string" calcext:value-type="string">
            <text:p>t_\mathrm{dis(self)}</text:p>
          </table:table-cell>
          <table:table-cell/>
          <table:table-cell table:style-name="ce13" table:formula="of:=[パラメータ.D39]*[パラメータ.D32]*LN([パラメータ.D8]/(0.01*[パラメータ.D8]))" office:value-type="float" office:value="0.00128944765207667" calcext:value-type="float">
            <text:p>1.29E-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自然放電にかかる時間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 table:number-columns-spanned="7" table:number-rows-spanned="1">
            <text:p>$L_1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_L1(on,peak)</text:p>
          </table:table-cell>
          <table:table-cell office:value-type="string" calcext:value-type="string">
            <text:p>I_{L1 \mathrm{(on,peak)}}</text:p>
          </table:table-cell>
          <table:table-cell/>
          <table:table-cell table:style-name="ce11" table:formula="of:=[パラメータ.D20]" office:value-type="float" office:value="0.036" calcext:value-type="float">
            <text:p>0.0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N 時に $L_1$ に流れるピーク電流</text:p>
          </table:table-cell>
          <table:table-cell/>
        </table:table-row>
        <table:table-row table:style-name="ro1">
          <table:table-cell office:value-type="string" calcext:value-type="string">
            <text:p>I_L1(on,avg)</text:p>
          </table:table-cell>
          <table:table-cell office:value-type="string" calcext:value-type="string">
            <text:p>I_{L1 \mathrm{(on,avg)}}</text:p>
          </table:table-cell>
          <table:table-cell office:value-type="float" office:value="1.3" calcext:value-type="float">
            <text:p>1.3</text:p>
          </table:table-cell>
          <table:table-cell table:style-name="ce32" table:formula="of:=[.D34]/2" office:value-type="float" office:value="0.018" calcext:value-type="float">
            <text:p>0.0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N 時に $L_1$ に流れる平均電流</text:p>
          </table:table-cell>
          <table:table-cell/>
        </table:table-row>
        <table:table-row table:style-name="ro1">
          <table:table-cell office:value-type="string" calcext:value-type="string">
            <text:p>I_L1(off)</text:p>
          </table:table-cell>
          <table:table-cell office:value-type="string" calcext:value-type="string">
            <text:p>I_{L1 \mathrm{(off)}}</text:p>
          </table:table-cell>
          <table:table-cell office:value-type="float" office:value="1.3" calcext:value-type="float">
            <text:p>1.3</text:p>
          </table:table-cell>
          <table:table-cell table:style-name="ce33" table:formula="of:=[パラメータ.D11]" office:value-type="float" office:value="0.018" calcext:value-type="float">
            <text:p>0.0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FF 時に $L_1$ に流れる電流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/>
          <table:table-cell table:formula="of:=CEILING(SQRT([パラメータ.D23]/[パラメータ.D63]))" office:value-type="float" office:value="1" calcext:value-type="float">
            <text:p>1</text:p>
          </table:table-cell>
          <table:table-cell/>
          <table:table-cell office:value-type="string" calcext:value-type="string">
            <text:p>巻数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 table:number-columns-spanned="7" table:number-rows-spanned="1">
            <text:p>$R_\mathrm{SC}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_Rsc(peak)</text:p>
          </table:table-cell>
          <table:table-cell office:value-type="string" calcext:value-type="string">
            <text:p>I_{R_\mathrm{SC} \mathrm{(peak)}}</text:p>
          </table:table-cell>
          <table:table-cell/>
          <table:table-cell table:style-name="ce11" table:formula="of:=[パラメータ.D20]" office:value-type="float" office:value="0.036" calcext:value-type="float">
            <text:p>0.0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R_\mathrm{SC}$ に流れるピーク電流</text:p>
          </table:table-cell>
          <table:table-cell/>
        </table:table-row>
        <table:table-row table:style-name="ro1">
          <table:table-cell office:value-type="string" calcext:value-type="string">
            <text:p>I_Rsc(avg)</text:p>
          </table:table-cell>
          <table:table-cell office:value-type="string" calcext:value-type="string">
            <text:p>I_{R_\mathrm{SC} \mathrm{(avg)}}</text:p>
          </table:table-cell>
          <table:table-cell/>
          <table:table-cell table:style-name="ce11" table:formula="of:=[パラメータ.D33]*[.D40]/2" office:value-type="float" office:value="0.0133102580239144" calcext:value-type="float">
            <text:p>0.013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$R_\mathrm{SC}$ に流れる平均電流</text:p>
          </table:table-cell>
          <table:table-cell/>
        </table:table-row>
        <table:table-row table:style-name="ro1">
          <table:table-cell office:value-type="string" calcext:value-type="string">
            <text:p>P_Rsc(avg)</text:p>
          </table:table-cell>
          <table:table-cell table:style-name="ce19" office:value-type="string" calcext:value-type="string">
            <text:p>P_{R_\mathrm{SC} \mathrm{(avg)}}</text:p>
          </table:table-cell>
          <table:table-cell office:value-type="float" office:value="0.125" calcext:value-type="float">
            <text:p>0.125</text:p>
          </table:table-cell>
          <table:table-cell table:style-name="ce34" table:formula="of:=[.D41]^2*[パラメータ.D22]" office:value-type="float" office:value="0.00088581484331589" calcext:value-type="float">
            <text:p>8.86E-04</text:p>
          </table:table-cell>
          <table:table-cell office:value-type="string" calcext:value-type="string">
            <text:p>W</text:p>
          </table:table-cell>
          <table:table-cell table:style-name="ce35" office:value-type="string" calcext:value-type="string">
            <text:p>$R_\mathrm{SC}$ の平均消費電力</text:p>
          </table:table-cell>
          <table:table-cell/>
        </table:table-row>
        <table:table-row table:style-name="ro1" table:number-rows-repeated="1048533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共通.D3:共通.D4">
            <calcext:condition calcext:apply-style-name="Safe" calcext:value="formula-is([共通.D3]&lt;=[共通.C3])" calcext:base-cell-address="共通.D3"/>
            <calcext:condition calcext:apply-style-name="Exceeded" calcext:value="formula-is([共通.D3] &gt; [共通.C3])" calcext:base-cell-address="共通.D3"/>
          </calcext:conditional-format>
          <calcext:conditional-format calcext:target-range-address="共通.D8:共通.D8">
            <calcext:condition calcext:apply-style-name="Safe" calcext:value="formula-is(ABS([共通.D8])&lt;=ABS([共通.C8]))" calcext:base-cell-address="共通.D8"/>
            <calcext:condition calcext:apply-style-name="Exceeded" calcext:value="formula-is(ABS([共通.D8]) &gt; ABS([共通.C8]))" calcext:base-cell-address="共通.D8"/>
          </calcext:conditional-format>
          <calcext:conditional-format calcext:target-range-address="共通.D11:共通.D11">
            <calcext:condition calcext:apply-style-name="Safe" calcext:value="formula-is(ABS([共通.D11])&lt;=ABS([共通.C11]))" calcext:base-cell-address="共通.D11"/>
            <calcext:condition calcext:apply-style-name="Exceeded" calcext:value="formula-is(ABS([共通.D11]) &gt; ABS([共通.C11]))" calcext:base-cell-address="共通.D11"/>
          </calcext:conditional-format>
          <calcext:conditional-format calcext:target-range-address="共通.D14:共通.D14">
            <calcext:condition calcext:apply-style-name="Safe" calcext:value="formula-is(ABS([共通.D14])&lt;=ABS([共通.C14]))" calcext:base-cell-address="共通.D14"/>
            <calcext:condition calcext:apply-style-name="Exceeded" calcext:value="formula-is(ABS([共通.D14]) &gt; ABS([共通.C14]))" calcext:base-cell-address="共通.D14"/>
          </calcext:conditional-format>
          <calcext:conditional-format calcext:target-range-address="共通.D17:共通.D17">
            <calcext:condition calcext:apply-style-name="Safe" calcext:value="formula-is(ABS([共通.D17])&lt;=ABS([共通.C17]))" calcext:base-cell-address="共通.D17"/>
            <calcext:condition calcext:apply-style-name="Exceeded" calcext:value="formula-is(ABS([共通.D17]) &gt; ABS([共通.C17]))" calcext:base-cell-address="共通.D17"/>
          </calcext:conditional-format>
          <calcext:conditional-format calcext:target-range-address="共通.D20:共通.D20">
            <calcext:condition calcext:apply-style-name="Safe" calcext:value="formula-is(ABS([共通.D20])&lt;=ABS([共通.C20]))" calcext:base-cell-address="共通.D20"/>
            <calcext:condition calcext:apply-style-name="Exceeded" calcext:value="formula-is(ABS([共通.D20]) &gt; ABS([共通.C20]))" calcext:base-cell-address="共通.D20"/>
          </calcext:conditional-format>
          <calcext:conditional-format calcext:target-range-address="共通.D21:共通.D21">
            <calcext:condition calcext:apply-style-name="Safe" calcext:value="formula-is(ABS([共通.D21])&lt;=ABS([共通.C21]))" calcext:base-cell-address="共通.D21"/>
            <calcext:condition calcext:apply-style-name="Exceeded" calcext:value="formula-is(ABS([共通.D21]) &gt; ABS([共通.C21]))" calcext:base-cell-address="共通.D21"/>
          </calcext:conditional-format>
          <calcext:conditional-format calcext:target-range-address="共通.D24:共通.D24">
            <calcext:condition calcext:apply-style-name="Safe" calcext:value="formula-is(ABS([共通.D24])&lt;=ABS([共通.C24]))" calcext:base-cell-address="共通.D24"/>
            <calcext:condition calcext:apply-style-name="Exceeded" calcext:value="formula-is(ABS([共通.D24]) &gt; ABS([共通.C24]))" calcext:base-cell-address="共通.D24"/>
          </calcext:conditional-format>
          <calcext:conditional-format calcext:target-range-address="共通.D28:共通.D28">
            <calcext:condition calcext:apply-style-name="Safe" calcext:value="formula-is(ABS([共通.D28])&lt;=ABS([共通.C28]))" calcext:base-cell-address="共通.D28"/>
            <calcext:condition calcext:apply-style-name="Exceeded" calcext:value="formula-is(ABS([共通.D28]) &gt; ABS([共通.C28]))" calcext:base-cell-address="共通.D28"/>
          </calcext:conditional-format>
          <calcext:conditional-format calcext:target-range-address="共通.D35:共通.D35">
            <calcext:condition calcext:apply-style-name="Safe" calcext:value="formula-is(ABS([共通.D35])&lt;=ABS([共通.C35]))" calcext:base-cell-address="共通.D35"/>
            <calcext:condition calcext:apply-style-name="Exceeded" calcext:value="formula-is(ABS([共通.D35]) &gt; ABS([共通.C35]))" calcext:base-cell-address="共通.D35"/>
          </calcext:conditional-format>
          <calcext:conditional-format calcext:target-range-address="共通.D36:共通.D36">
            <calcext:condition calcext:apply-style-name="Safe" calcext:value="formula-is(ABS([共通.D36])&lt;=ABS([共通.C36]))" calcext:base-cell-address="共通.D36"/>
            <calcext:condition calcext:apply-style-name="Exceeded" calcext:value="formula-is(ABS([共通.D36]) &gt; ABS([共通.C36]))" calcext:base-cell-address="共通.D36"/>
          </calcext:conditional-format>
          <calcext:conditional-format calcext:target-range-address="共通.D42:共通.D42">
            <calcext:condition calcext:apply-style-name="Safe" calcext:value="formula-is(ABS([共通.D42])&lt;=ABS([共通.C42]))" calcext:base-cell-address="共通.D42"/>
            <calcext:condition calcext:apply-style-name="Exceeded" calcext:value="formula-is(ABS([共通.D42]) &gt; ABS([共通.C42]))" calcext:base-cell-address="共通.D42"/>
          </calcext:conditional-format>
        </calcext:conditional-formats>
      </table:table>
      <table:table table:name="OFF時" table:style-name="ta1">
        <office:forms form:automatic-focus="false" form:apply-design-mode="false"/>
        <table:table-column table:style-name="co8" table:default-cell-style-name="ce3"/>
        <table:table-column table:style-name="co9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10" table:default-cell-style-name="ce17"/>
        <table:table-column table:style-name="co1" table:visibility="collapse" table:default-cell-style-name="Default"/>
        <table:table-row table:style-name="ro1">
          <table:table-cell table:style-name="ce1" office:value-type="string" calcext:value-type="string">
            <text:p>名前</text:p>
          </table:table-cell>
          <table:table-cell table:style-name="ce1" office:value-type="string" calcext:value-type="string">
            <text:p>TeX</text:p>
          </table:table-cell>
          <table:table-cell table:style-name="ce1" office:value-type="string" calcext:value-type="string">
            <text:p>定格</text:p>
          </table:table-cell>
          <table:table-cell table:style-name="ce1" office:value-type="string" calcext:value-type="string">
            <text:p>値</text:p>
          </table:table-cell>
          <table:table-cell table:style-name="ce1" office:value-type="string" calcext:value-type="string">
            <text:p>単位</text:p>
          </table:table-cell>
          <table:table-cell table:style-name="ce16" office:value-type="string" calcext:value-type="string">
            <text:p>説明</text:p>
          </table:table-cell>
          <table:table-cell table:style-name="Heading" office:value-type="string" calcext:value-type="string">
            <text:p>制御</text:p>
          </table:table-cell>
        </table:table-row>
        <table:table-row table:style-name="ro1">
          <table:table-cell table:style-name="ce5" office:value-type="string" calcext:value-type="string" table:number-columns-spanned="7" table:number-rows-spanned="1">
            <text:p>$Q_2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b2(peak)</text:p>
          </table:table-cell>
          <table:table-cell office:value-type="string" calcext:value-type="string">
            <text:p>I_{B2 \mathrm{(peak)}}</text:p>
          </table:table-cell>
          <table:table-cell/>
          <table:table-cell table:style-name="ce13" table:formula="of:=([パラメータ.D9]-0.7)/([パラメータ.D36]+[パラメータ.D38]+[パラメータ.D40])" office:value-type="float" office:value="0.000429235959991216" calcext:value-type="float">
            <text:p>4.29E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ベース電流のピーク値</text:p>
          </table:table-cell>
          <table:table-cell/>
        </table:table-row>
        <table:table-row table:style-name="ro1">
          <table:table-cell office:value-type="string" calcext:value-type="string">
            <text:p>Prb(peak)</text:p>
          </table:table-cell>
          <table:table-cell office:value-type="string" calcext:value-type="string">
            <text:p>P_{R_B \mathrm{(peak)}}</text:p>
          </table:table-cell>
          <table:table-cell office:value-type="float" office:value="0.125" calcext:value-type="float">
            <text:p>0.125</text:p>
          </table:table-cell>
          <table:table-cell table:style-name="ce39" table:formula="of:=[OFF時.D3]^2*[パラメータ.D36]" office:value-type="float" office:value="0.0018424350934958" calcext:value-type="float">
            <text:p>1.84E-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B$ の消費電力のピーク値</text:p>
          </table:table-cell>
          <table:table-cell/>
        </table:table-row>
        <table:table-row table:style-name="ro1">
          <table:table-cell office:value-type="string" calcext:value-type="string">
            <text:p>Vce2(max)</text:p>
          </table:table-cell>
          <table:table-cell office:value-type="string" calcext:value-type="string">
            <text:p>V_{CE2 \mathrm{(max)}}</text:p>
          </table:table-cell>
          <table:table-cell office:value-type="float" office:value="45" calcext:value-type="float">
            <text:p>45</text:p>
          </table:table-cell>
          <table:table-cell table:style-name="ce40" table:formula="of:=[パラメータ.D8]" office:value-type="float" office:value="5" calcext:value-type="float">
            <text:p>5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-E 間の端子間最大電圧</text:p>
          </table:table-cell>
          <table:table-cell/>
        </table:table-row>
        <table:table-row table:style-name="ro1">
          <table:table-cell table:style-name="ce36" table:number-columns-repeated="5"/>
          <table:table-cell table:style-name="ce49"/>
          <table:table-cell/>
        </table:table-row>
        <table:table-row table:style-name="ro1">
          <table:table-cell table:style-name="ce4" office:value-type="string" calcext:value-type="string" table:number-columns-spanned="7" table:number-rows-spanned="1">
            <text:p>ゲートキャパシタの充電</text:p>
          </table:table-cell>
          <table:covered-table-cell table:number-columns-repeated="4" table:style-name="ce37"/>
          <table:covered-table-cell table:style-name="ce49"/>
          <table:covered-table-cell/>
        </table:table-row>
        <table:table-row table:style-name="ro1">
          <table:table-cell office:value-type="string" calcext:value-type="string">
            <text:p>Rg1(chg,tot)</text:p>
          </table:table-cell>
          <table:table-cell office:value-type="string" calcext:value-type="string">
            <text:p>R_{G1 \mathrm{(chg,tot)}}</text:p>
          </table:table-cell>
          <table:table-cell/>
          <table:table-cell table:formula="of:=[パラメータ.D38]+[パラメータ.D40]" office:value-type="float" office:value="17.8" calcext:value-type="float">
            <text:p>17.8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充電時の総抵抗値</text:p>
          </table:table-cell>
          <table:table-cell/>
        </table:table-row>
        <table:table-row table:style-name="ro2">
          <table:table-cell office:value-type="string" calcext:value-type="string">
            <text:p>t(chg)</text:p>
          </table:table-cell>
          <table:table-cell office:value-type="string" calcext:value-type="string">
            <text:p>t_\mathrm{chg}</text:p>
          </table:table-cell>
          <table:table-cell/>
          <table:table-cell table:style-name="ce13" table:formula="of:=[パラメータ.D32]*[OFF時.D8]*LN([パラメータ.D27]/([パラメータ.D27]-([パラメータ.D27]-0.5)))" office:value-type="float" office:value="0.000000114760841034823" calcext:value-type="float">
            <text:p>1.15E-0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V_\mathrm{IN} – 0.5\,\mathrm{V}$ までの充電時間</text:p>
          </table:table-cell>
          <table:table-cell/>
        </table:table-row>
        <table:table-row table:style-name="ro1">
          <table:table-cell office:value-type="string" calcext:value-type="string">
            <text:p>Ig1(chg,avg)</text:p>
          </table:table-cell>
          <table:table-cell table:style-name="ce38" office:value-type="string" calcext:value-type="string">
            <text:p>I_{G1 \mathrm{(chg,avr)}}</text:p>
          </table:table-cell>
          <table:table-cell/>
          <table:table-cell table:style-name="ce13" table:formula="of:=[パラメータ.D12]*[パラメータ.D30]" office:value-type="float" office:value="0.000881048" calcext:value-type="float">
            <text:p>8.81E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充電時の平均電流</text:p>
          </table:table-cell>
          <table:table-cell/>
        </table:table-row>
        <table:table-row table:style-name="ro1">
          <table:table-cell office:value-type="string" calcext:value-type="string">
            <text:p>Ig1(chg,pulse)</text:p>
          </table:table-cell>
          <table:table-cell office:value-type="string" calcext:value-type="string">
            <text:p>I_{G1 \mathrm{(chg,pulse)}}</text:p>
          </table:table-cell>
          <table:table-cell/>
          <table:table-cell table:style-name="ce11" table:formula="of:=[パラメータ.D30]/[OFF時.D9]" office:value-type="float" office:value="0.121992831995295" calcext:value-type="float">
            <text:p>0.1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充電時のパルス平均電流</text:p>
          </table:table-cell>
          <table:table-cell/>
        </table:table-row>
        <table:table-row table:style-name="ro1">
          <table:table-cell office:value-type="string" calcext:value-type="string">
            <text:p>Ig1(chg,peak)</text:p>
          </table:table-cell>
          <table:table-cell office:value-type="string" calcext:value-type="string">
            <text:p>I_{G1_\mathrm{(chg,peak)}}</text:p>
          </table:table-cell>
          <table:table-cell/>
          <table:table-cell table:style-name="ce11" table:formula="of:=[パラメータ.D27]/[OFF時.D8]" office:value-type="float" office:value="0.280898876404494" calcext:value-type="float">
            <text:p>0.2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充電時のピーク電流</text:p>
          </table:table-cell>
          <table:table-cell/>
        </table:table-row>
        <table:table-row table:style-name="ro1">
          <table:table-cell office:value-type="string" calcext:value-type="string">
            <text:p>t_toff</text:p>
          </table:table-cell>
          <table:table-cell office:value-type="string" calcext:value-type="string">
            <text:p>t_\mathrm{toff}</text:p>
          </table:table-cell>
          <table:table-cell/>
          <table:table-cell table:style-name="ce13" table:formula="of:=[パラメータ.D49]+[OFF時.D9]" office:value-type="float" office:value="0.000000155760841034823" calcext:value-type="float">
            <text:p>1.56E-0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ターンオフ時間</text:p>
          </table:table-cell>
          <table:table-cell/>
        </table:table-row>
        <table:table-row table:style-name="ro1">
          <table:table-cell office:value-type="string" calcext:value-type="string">
            <text:p>t_toff(rate)</text:p>
          </table:table-cell>
          <table:table-cell office:value-type="string" calcext:value-type="string">
            <text:p>t_\mathrm{toff(rate)}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41" table:formula="of:=[OFF時.D13]/[パラメータ.D18]" office:value-type="percentage" office:value="0.0132562417901977" calcext:value-type="percentage">
            <text:p>1.33%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N 時間に対するターンオフ時間の割合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 table:number-columns-spanned="7" table:number-rows-spanned="1">
            <text:p>$Q_2$ の C-E 間定格</text:p>
          </table:table-cell>
          <table:covered-table-cell table:number-columns-repeated="6"/>
        </table:table-row>
        <table:table-row table:style-name="ro3">
          <table:table-cell office:value-type="string" calcext:value-type="string">
            <text:p>Vce2(sat)</text:p>
          </table:table-cell>
          <table:table-cell office:value-type="string" calcext:value-type="string">
            <text:p>V_{CE2 \mathrm{(sat)}}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I_{CE} = I_{G1_\mathrm{(chg,peak)}}$ 付近の C-E 間飽和電圧</text:p>
          </table:table-cell>
          <table:table-cell/>
        </table:table-row>
        <table:table-row table:style-name="ro1">
          <table:table-cell office:value-type="string" calcext:value-type="string">
            <text:p>Ice2(peak)</text:p>
          </table:table-cell>
          <table:table-cell office:value-type="string" calcext:value-type="string">
            <text:p>I_{CE2 \mathrm{(peak)}}</text:p>
          </table:table-cell>
          <table:table-cell office:value-type="float" office:value="0.8" calcext:value-type="float">
            <text:p>0.8</text:p>
          </table:table-cell>
          <table:table-cell table:style-name="ce42" table:formula="of:=[OFF時.D12]" office:value-type="float" office:value="0.280898876404494" calcext:value-type="float">
            <text:p>0.2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充電時のピーク電流</text:p>
          </table:table-cell>
          <table:table-cell/>
        </table:table-row>
        <table:table-row table:style-name="ro1">
          <table:table-cell office:value-type="string" calcext:value-type="string">
            <text:p>Pc2(peak)</text:p>
          </table:table-cell>
          <table:table-cell office:value-type="string" calcext:value-type="string">
            <text:p>P_{C2 \mathrm{(peak)}}</text:p>
          </table:table-cell>
          <table:table-cell office:value-type="float" office:value="0.625" calcext:value-type="float">
            <text:p>0.625</text:p>
          </table:table-cell>
          <table:table-cell table:style-name="ce43" table:formula="of:=[OFF時.D17]*[OFF時.D18]" office:value-type="float" office:value="0.0280898876404494" calcext:value-type="float">
            <text:p>0.02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充電時のピーク消費電力</text:p>
          </table:table-cell>
          <table:table-cell/>
        </table:table-row>
        <table:table-row table:style-name="ro1">
          <table:table-cell office:value-type="string" calcext:value-type="string">
            <text:p>Pc2(avg)</text:p>
          </table:table-cell>
          <table:table-cell office:value-type="string" calcext:value-type="string">
            <text:p>P_{C2 \mathrm{(avg)}}</text:p>
          </table:table-cell>
          <table:table-cell office:value-type="float" office:value="0.625" calcext:value-type="float">
            <text:p>0.625</text:p>
          </table:table-cell>
          <table:table-cell table:style-name="ce44" table:formula="of:=[パラメータ.D33]*[OFF時.D17]*[OFF時.D10]" office:value-type="float" office:value="0.0000651498678414097" calcext:value-type="float">
            <text:p>6.51E-0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平均消費電力</text:p>
          </table:table-cell>
          <table:table-cell/>
        </table:table-row>
        <table:table-row table:style-name="ro1">
          <table:table-cell office:value-type="string" calcext:value-type="string">
            <text:p>ΔTj(Q2)</text:p>
          </table:table-cell>
          <table:table-cell office:value-type="string" calcext:value-type="string">
            <text:p>\Delta T_{J (Q2)}</text:p>
          </table:table-cell>
          <table:table-cell/>
          <table:table-cell table:style-name="ce11" table:formula="of:=[OFF時.D20]*[パラメータ.D54]" office:value-type="float" office:value="0.0130299735682819" calcext:value-type="float">
            <text:p>0.013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PN 接合の平均上昇温度</text:p>
          </table:table-cell>
          <table:table-cell/>
        </table:table-row>
        <table:table-row table:style-name="ro4">
          <table:table-cell office:value-type="string" calcext:value-type="string">
            <text:p>Tj(Q2)</text:p>
          </table:table-cell>
          <table:table-cell office:value-type="string" calcext:value-type="string">
            <text:p>T_{J (Q2)}</text:p>
          </table:table-cell>
          <table:table-cell office:value-type="float" office:value="150" calcext:value-type="float">
            <text:p>150</text:p>
          </table:table-cell>
          <table:table-cell table:style-name="ce45" table:formula="of:=[パラメータ.D63]+[OFF時.D21]" office:value-type="float" office:value="40.0130299735683" calcext:value-type="float">
            <text:p>40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気温 $40\,\mathrm{{}^\circ C}$ での PN 接合の温度</text:p>
          </table:table-cell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5" office:value-type="string" calcext:value-type="string" table:number-columns-spanned="7" table:number-rows-spanned="1">
            <text:p>$Q_2$ の B-E 間定格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Ve2(min)</text:p>
          </table:table-cell>
          <table:table-cell office:value-type="string" calcext:value-type="string">
            <text:p>V_{E2 \mathrm{(min)}}</text:p>
          </table:table-cell>
          <table:table-cell/>
          <table:table-cell table:style-name="ce10" table:formula="of:=[パラメータ.D7]" office:value-type="float" office:value="5" calcext:value-type="float">
            <text:p>5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エミッタ電圧の最小値</text:p>
          </table:table-cell>
          <table:table-cell/>
        </table:table-row>
        <table:table-row table:style-name="ro1">
          <table:table-cell office:value-type="string" calcext:value-type="string">
            <text:p>Veb2(max)</text:p>
          </table:table-cell>
          <table:table-cell office:value-type="string" calcext:value-type="string">
            <text:p>V_{EB2 \mathrm{(max)}}</text:p>
          </table:table-cell>
          <table:table-cell office:value-type="float" office:value="5" calcext:value-type="float">
            <text:p>5</text:p>
          </table:table-cell>
          <table:table-cell table:style-name="ce46" table:formula="of:=[パラメータ.D8]-[OFF時.D25]" office:value-type="float" office:value="0" calcext:value-type="float">
            <text:p>0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-B 間電圧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 table:number-columns-spanned="7" table:number-rows-spanned="1">
            <text:p>$R_{GC}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rgc(avg)</text:p>
          </table:table-cell>
          <table:table-cell office:value-type="string" calcext:value-type="string">
            <text:p>I_{R_{GC} \mathrm{(avr)}}</text:p>
          </table:table-cell>
          <table:table-cell/>
          <table:table-cell table:style-name="ce13" table:formula="of:=[OFF時.D10]" office:value-type="float" office:value="0.000881048" calcext:value-type="float">
            <text:p>8.81E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R_{G_C}$ の平均電流</text:p>
          </table:table-cell>
          <table:table-cell/>
        </table:table-row>
        <table:table-row table:style-name="ro1">
          <table:table-cell office:value-type="string" calcext:value-type="string">
            <text:p>Rrgc(avg)</text:p>
          </table:table-cell>
          <table:table-cell office:value-type="string" calcext:value-type="string">
            <text:p>P_{R_{GC} \mathrm{(avr)}}</text:p>
          </table:table-cell>
          <table:table-cell table:style-name="ce11" office:value-type="float" office:value="0.25" calcext:value-type="float">
            <text:p>0.250</text:p>
          </table:table-cell>
          <table:table-cell table:style-name="ce47" table:formula="of:=[パラメータ.D33]*[OFF時.D29]^2*[パラメータ.D38]" office:value-type="float" office:value="0.00000574001607619383" calcext:value-type="float">
            <text:p>5.74E-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{G_C}$ の平均消費電力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 table:number-columns-spanned="7" table:number-rows-spanned="1">
            <text:p>$Q_1$ の D-S 間定格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Vs1(max)</text:p>
          </table:table-cell>
          <table:table-cell office:value-type="string" calcext:value-type="string">
            <text:p>V_{S1 \mathrm{(max)}}</text:p>
          </table:table-cell>
          <table:table-cell/>
          <table:table-cell table:style-name="ce10" table:formula="of:=[パラメータ.D8]" office:value-type="float" office:value="5" calcext:value-type="float">
            <text:p>5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ソース端子の最大電圧</text:p>
          </table:table-cell>
          <table:table-cell/>
        </table:table-row>
        <table:table-row table:style-name="ro1">
          <table:table-cell office:value-type="string" calcext:value-type="string">
            <text:p>Vd1(min)</text:p>
          </table:table-cell>
          <table:table-cell office:value-type="string" calcext:value-type="string">
            <text:p>V_{D1 \mathrm{(max)}}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ドレイン端子の最小電圧</text:p>
          </table:table-cell>
          <table:table-cell/>
        </table:table-row>
        <table:table-row table:style-name="ro1">
          <table:table-cell office:value-type="string" calcext:value-type="string">
            <text:p>Vds1(max)</text:p>
          </table:table-cell>
          <table:table-cell office:value-type="string" calcext:value-type="string">
            <text:p>V_{DS1 \mathrm{(max)}}</text:p>
          </table:table-cell>
          <table:table-cell office:value-type="float" office:value="-30" calcext:value-type="float">
            <text:p>-30</text:p>
          </table:table-cell>
          <table:table-cell table:style-name="ce48" table:formula="of:=[OFF時.D34]-[OFF時.D33]" office:value-type="float" office:value="-5" calcext:value-type="float">
            <text:p>-5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-S 間の最大端子間電圧</text:p>
          </table:table-cell>
          <table:table-cell office:value-type="string" calcext:value-type="string">
            <text:p>reverse</text:p>
          </table:table-cell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OFF時.D4:OFF時.D5">
            <calcext:condition calcext:apply-style-name="Safe" calcext:value="formula-is([OFF時.D4]&lt;=[OFF時.C4])" calcext:base-cell-address="OFF時.D4"/>
            <calcext:condition calcext:apply-style-name="Exceeded" calcext:value="formula-is([OFF時.D4] &gt; [OFF時.C4])" calcext:base-cell-address="OFF時.D4"/>
          </calcext:conditional-format>
          <calcext:conditional-format calcext:target-range-address="OFF時.D14:OFF時.D14">
            <calcext:condition calcext:apply-style-name="Safe" calcext:value="formula-is([OFF時.D14]&lt;=[OFF時.C14])" calcext:base-cell-address="OFF時.D14"/>
            <calcext:condition calcext:apply-style-name="Exceeded" calcext:value="formula-is([OFF時.D14] &gt; [OFF時.C14])" calcext:base-cell-address="OFF時.D14"/>
          </calcext:conditional-format>
          <calcext:conditional-format calcext:target-range-address="OFF時.D18:OFF時.D18">
            <calcext:condition calcext:apply-style-name="Safe" calcext:value="formula-is([OFF時.D18]&lt;=[OFF時.C18])" calcext:base-cell-address="OFF時.D18"/>
            <calcext:condition calcext:apply-style-name="Exceeded" calcext:value="formula-is([OFF時.D18] &gt; [OFF時.C18])" calcext:base-cell-address="OFF時.D18"/>
          </calcext:conditional-format>
          <calcext:conditional-format calcext:target-range-address="OFF時.D19:OFF時.D19">
            <calcext:condition calcext:apply-style-name="Safe" calcext:value="formula-is([OFF時.D19]&lt;=[OFF時.C19])" calcext:base-cell-address="OFF時.D19"/>
            <calcext:condition calcext:apply-style-name="Exceeded" calcext:value="formula-is([OFF時.D19] &gt; [OFF時.C19])" calcext:base-cell-address="OFF時.D19"/>
          </calcext:conditional-format>
          <calcext:conditional-format calcext:target-range-address="OFF時.D20:OFF時.D20">
            <calcext:condition calcext:apply-style-name="Safe" calcext:value="formula-is([OFF時.D20]&lt;=[OFF時.C20])" calcext:base-cell-address="OFF時.D20"/>
            <calcext:condition calcext:apply-style-name="Exceeded" calcext:value="formula-is([OFF時.D20] &gt; [OFF時.C20])" calcext:base-cell-address="OFF時.D20"/>
          </calcext:conditional-format>
          <calcext:conditional-format calcext:target-range-address="OFF時.D22:OFF時.D22">
            <calcext:condition calcext:apply-style-name="Safe" calcext:value="formula-is([OFF時.D22]&lt;=[OFF時.C22])" calcext:base-cell-address="OFF時.D22"/>
            <calcext:condition calcext:apply-style-name="Exceeded" calcext:value="formula-is([OFF時.D22] &gt; [OFF時.C22])" calcext:base-cell-address="OFF時.D22"/>
          </calcext:conditional-format>
          <calcext:conditional-format calcext:target-range-address="OFF時.D26:OFF時.D26">
            <calcext:condition calcext:apply-style-name="Safe" calcext:value="formula-is([OFF時.D26]&lt;=[OFF時.C26])" calcext:base-cell-address="OFF時.D26"/>
            <calcext:condition calcext:apply-style-name="Exceeded" calcext:value="formula-is([OFF時.D26] &gt; [OFF時.C26])" calcext:base-cell-address="OFF時.D26"/>
          </calcext:conditional-format>
          <calcext:conditional-format calcext:target-range-address="OFF時.D30:OFF時.D30">
            <calcext:condition calcext:apply-style-name="Safe" calcext:value="formula-is([OFF時.D30]&lt;=[OFF時.C30])" calcext:base-cell-address="OFF時.D30"/>
            <calcext:condition calcext:apply-style-name="Exceeded" calcext:value="formula-is([OFF時.D30] &gt; [OFF時.C30])" calcext:base-cell-address="OFF時.D30"/>
          </calcext:conditional-format>
          <calcext:conditional-format calcext:target-range-address="OFF時.D35:OFF時.D35">
            <calcext:condition calcext:apply-style-name="Safe" calcext:value="formula-is(ABS([OFF時.D35])&lt;=ABS([OFF時.C35]))" calcext:base-cell-address="OFF時.D35"/>
            <calcext:condition calcext:apply-style-name="Exceeded" calcext:value="formula-is(ABS([OFF時.D35]) &gt; ABS([OFF時.C35]))" calcext:base-cell-address="OFF時.D35"/>
          </calcext:conditional-format>
        </calcext:conditional-formats>
      </table:table>
      <table:table table:name="ON時" table:style-name="ta1">
        <office:forms form:automatic-focus="false" form:apply-design-mode="false"/>
        <table:table-column table:style-name="co8" table:default-cell-style-name="ce3"/>
        <table:table-column table:style-name="co9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11" table:default-cell-style-name="ce17"/>
        <table:table-column table:style-name="co1" table:visibility="collapse" table:default-cell-style-name="Default"/>
        <table:table-row table:style-name="ro1">
          <table:table-cell table:style-name="ce1" office:value-type="string" calcext:value-type="string">
            <text:p>名前</text:p>
          </table:table-cell>
          <table:table-cell table:style-name="ce1" office:value-type="string" calcext:value-type="string">
            <text:p>TeX</text:p>
          </table:table-cell>
          <table:table-cell table:style-name="ce1" office:value-type="string" calcext:value-type="string">
            <text:p>定格</text:p>
          </table:table-cell>
          <table:table-cell table:style-name="ce1" office:value-type="string" calcext:value-type="string">
            <text:p>値</text:p>
          </table:table-cell>
          <table:table-cell table:style-name="ce1" office:value-type="string" calcext:value-type="string">
            <text:p>単位</text:p>
          </table:table-cell>
          <table:table-cell table:style-name="ce16" office:value-type="string" calcext:value-type="string">
            <text:p>説明</text:p>
          </table:table-cell>
          <table:table-cell table:style-name="Heading" office:value-type="string" calcext:value-type="string">
            <text:p>制御</text:p>
          </table:table-cell>
        </table:table-row>
        <table:table-row table:style-name="ro1">
          <table:table-cell table:style-name="ce5" office:value-type="string" calcext:value-type="string" table:number-columns-spanned="7" table:number-rows-spanned="1">
            <text:p>ゲートキャパシタの放電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Rg1(dis,tot)</text:p>
          </table:table-cell>
          <table:table-cell office:value-type="string" calcext:value-type="string">
            <text:p>R_{G1 \mathrm{(dis,tot)}}</text:p>
          </table:table-cell>
          <table:table-cell/>
          <table:table-cell table:formula="of:=[パラメータ.D40]+[パラメータ.D37]" office:value-type="float" office:value="107.8" calcext:value-type="float">
            <text:p>107.8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放電時の総抵抗値</text:p>
          </table:table-cell>
          <table:table-cell/>
        </table:table-row>
        <table:table-row table:style-name="ro1">
          <table:table-cell office:value-type="string" calcext:value-type="string">
            <text:p>t_dis25</text:p>
          </table:table-cell>
          <table:table-cell office:value-type="string" calcext:value-type="string">
            <text:p>t_\mathrm{dis45}</text:p>
          </table:table-cell>
          <table:table-cell/>
          <table:table-cell table:style-name="ce13" table:formula="of:=[パラメータ.D32]*[ON時.D3]*LN(([パラメータ.D9]-[パラメータ.D42])/([パラメータ.D9]-[パラメータ.D42]-2.5))" office:value-type="float" office:value="0.000000267823596379072" calcext:value-type="float">
            <text:p>2.68E-0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-2.5\,\mathrm{V}$ 放電時の時間</text:p>
          </table:table-cell>
          <table:table-cell/>
        </table:table-row>
        <table:table-row table:style-name="ro1">
          <table:table-cell office:value-type="string" calcext:value-type="string">
            <text:p>Ig1(dis,avg)</text:p>
          </table:table-cell>
          <table:table-cell office:value-type="string" calcext:value-type="string">
            <text:p>I_{G1 \mathrm{(dis,avg)}}</text:p>
          </table:table-cell>
          <table:table-cell/>
          <table:table-cell table:style-name="ce13" table:formula="of:=[パラメータ.D12]*[パラメータ.D30]" office:value-type="float" office:value="0.000881048" calcext:value-type="float">
            <text:p>8.81E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放電時の平均電流</text:p>
          </table:table-cell>
          <table:table-cell/>
        </table:table-row>
        <table:table-row table:style-name="ro1">
          <table:table-cell office:value-type="string" calcext:value-type="string">
            <text:p>t_ton</text:p>
          </table:table-cell>
          <table:table-cell office:value-type="string" calcext:value-type="string">
            <text:p>t_\mathrm{ton}</text:p>
          </table:table-cell>
          <table:table-cell/>
          <table:table-cell table:style-name="ce13" table:formula="of:=[パラメータ.D48]+[ON時.D4]" office:value-type="float" office:value="0.000000274323596379073" calcext:value-type="float">
            <text:p>2.74E-0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ターンオン時間</text:p>
          </table:table-cell>
          <table:table-cell/>
        </table:table-row>
        <table:table-row table:style-name="ro1">
          <table:table-cell office:value-type="string" calcext:value-type="string">
            <text:p>t_ton(rate)</text:p>
          </table:table-cell>
          <table:table-cell office:value-type="string" calcext:value-type="string">
            <text:p>t_\mathrm{ton(rate)}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50" table:formula="of:=[ON時.D6]/[パラメータ.D18]" office:value-type="percentage" office:value="0.0233466890535381" calcext:value-type="percentage">
            <text:p>2.33%</text:p>
          </table:table-cell>
          <table:table-cell office:value-type="string" calcext:value-type="string">
            <text:p>%</text:p>
          </table:table-cell>
          <table:table-cell table:style-name="ce35" office:value-type="string" calcext:value-type="string">
            <text:p>ON 時間に対するターンオン時間の割合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 table:number-columns-spanned="7" table:number-rows-spanned="1">
            <text:p>$R_{GD}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V_Rgd</text:p>
          </table:table-cell>
          <table:table-cell office:value-type="string" calcext:value-type="string">
            <text:p>V_{R_{GD}}</text:p>
          </table:table-cell>
          <table:table-cell/>
          <table:table-cell table:formula="of:=[パラメータ.D9]-[パラメータ.D57]-[パラメータ.D42]-[パラメータ.D41]" office:value-type="float" office:value="3.55" calcext:value-type="float">
            <text:p>3.5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放電時の $R_{DB}$ の端子間電圧</text:p>
          </table:table-cell>
          <table:table-cell/>
        </table:table-row>
        <table:table-row table:style-name="ro1">
          <table:table-cell office:value-type="string" calcext:value-type="string">
            <text:p>I_Rgd</text:p>
          </table:table-cell>
          <table:table-cell office:value-type="string" calcext:value-type="string">
            <text:p>I_{R_{GD}}</text:p>
          </table:table-cell>
          <table:table-cell/>
          <table:table-cell table:style-name="ce11" table:formula="of:=[ON時.D10]/[パラメータ.D37]" office:value-type="float" office:value="0.0355" calcext:value-type="float">
            <text:p>0.0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放電時の電流量</text:p>
          </table:table-cell>
          <table:table-cell/>
        </table:table-row>
        <table:table-row table:style-name="ro1">
          <table:table-cell office:value-type="string" calcext:value-type="string">
            <text:p>P_Rgd(max)</text:p>
          </table:table-cell>
          <table:table-cell office:value-type="string" calcext:value-type="string">
            <text:p>R_{R_{GD} \mathrm{(max)}}</text:p>
          </table:table-cell>
          <table:table-cell/>
          <table:table-cell table:style-name="ce11" table:formula="of:=[ON時.D11]^2*[パラメータ.D37]" office:value-type="float" office:value="0.126025" calcext:value-type="float">
            <text:p>0.1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放電時の消費電力</text:p>
          </table:table-cell>
          <table:table-cell/>
        </table:table-row>
        <table:table-row table:style-name="ro1">
          <table:table-cell office:value-type="string" calcext:value-type="string">
            <text:p>P_Rgd(avg)</text:p>
          </table:table-cell>
          <table:table-cell office:value-type="string" calcext:value-type="string">
            <text:p>R_{R_{GD} \mathrm{(avg)}}</text:p>
          </table:table-cell>
          <table:table-cell office:value-type="float" office:value="0.25" calcext:value-type="float">
            <text:p>0.25</text:p>
          </table:table-cell>
          <table:table-cell table:style-name="ce51" table:formula="of:=[パラメータ.D33]*[ON時.D12]" office:value-type="float" office:value="0.0931902926368785" calcext:value-type="float">
            <text:p>0.09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平均消費電力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 table:number-columns-spanned="7" table:number-rows-spanned="1">
            <text:p>$Z_1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z1(max)</text:p>
          </table:table-cell>
          <table:table-cell office:value-type="string" calcext:value-type="string">
            <text:p>I_{Z1 \mathrm{(max)}}</text:p>
          </table:table-cell>
          <table:table-cell/>
          <table:table-cell table:style-name="ce11" table:formula="of:=[ON時.D11]" office:value-type="float" office:value="0.0355" calcext:value-type="float">
            <text:p>0.0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導通時の $Z_1$ の最大電流</text:p>
          </table:table-cell>
          <table:table-cell/>
        </table:table-row>
        <table:table-row table:style-name="ro1">
          <table:table-cell office:value-type="string" calcext:value-type="string">
            <text:p>Pz1(max)</text:p>
          </table:table-cell>
          <table:table-cell office:value-type="string" calcext:value-type="string">
            <text:p>P_{Z1 \mathrm{(max)}}</text:p>
          </table:table-cell>
          <table:table-cell table:style-name="ce11" office:value-type="float" office:value="0.5" calcext:value-type="float">
            <text:p>0.500</text:p>
          </table:table-cell>
          <table:table-cell table:style-name="ce52" table:formula="of:=[パラメータ.D41]*[ON時.D16]" office:value-type="float" office:value="0" calcext:value-type="float">
            <text:p>0.0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導通時の最大消費電力</text:p>
          </table:table-cell>
          <table:table-cell/>
        </table:table-row>
        <table:table-row table:style-name="ro1">
          <table:table-cell office:value-type="string" calcext:value-type="string">
            <text:p>Pz1(avg)</text:p>
          </table:table-cell>
          <table:table-cell office:value-type="string" calcext:value-type="string">
            <text:p>P_{Z1 \mathrm{(avg)}}</text:p>
          </table:table-cell>
          <table:table-cell table:style-name="ce11" office:value-type="float" office:value="0.5" calcext:value-type="float">
            <text:p>0.500</text:p>
          </table:table-cell>
          <table:table-cell table:style-name="ce53" table:formula="of:=[パラメータ.D33]*[ON時.D17]" office:value-type="float" office:value="0" calcext:value-type="float">
            <text:p>0.0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平均消費電力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 table:number-columns-spanned="7" table:number-rows-spanned="1">
            <text:p>$D_1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d1(max)</text:p>
          </table:table-cell>
          <table:table-cell office:value-type="string" calcext:value-type="string">
            <text:p>I_{D1 \mathrm{(max)}}</text:p>
          </table:table-cell>
          <table:table-cell office:value-type="float" office:value="4" calcext:value-type="float">
            <text:p>4</text:p>
          </table:table-cell>
          <table:table-cell table:style-name="ce54" table:formula="of:=[ON時.D16]" office:value-type="float" office:value="0.0355" calcext:value-type="float">
            <text:p>0.0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放電時の最大電流</text:p>
          </table:table-cell>
          <table:table-cell/>
        </table:table-row>
        <table:table-row table:style-name="ro1">
          <table:table-cell office:value-type="string" calcext:value-type="string">
            <text:p>Pd1(avg)</text:p>
          </table:table-cell>
          <table:table-cell office:value-type="string" calcext:value-type="string">
            <text:p>P_{D1 \mathrm{(avg)}}</text:p>
          </table:table-cell>
          <table:table-cell/>
          <table:table-cell table:style-name="ce13" table:formula="of:=[パラメータ.D33]*[パラメータ.D42]*[ON時.D21]" office:value-type="float" office:value="0.0196880899937067" calcext:value-type="float">
            <text:p>1.97E-0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平均消費電力</text:p>
          </table:table-cell>
          <table:table-cell/>
        </table:table-row>
        <table:table-row table:style-name="ro1">
          <table:table-cell office:value-type="string" calcext:value-type="string">
            <text:p>ΔTj(D1)</text:p>
          </table:table-cell>
          <table:table-cell office:value-type="string" calcext:value-type="string">
            <text:p>\Delta T_{J(D1)}</text:p>
          </table:table-cell>
          <table:table-cell/>
          <table:table-cell table:style-name="ce11" table:formula="of:=[パラメータ.D43]*[ON時.D22]" office:value-type="float" office:value="5.90642699811202" calcext:value-type="float">
            <text:p>5.906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PN 接合の平均上昇温度</text:p>
          </table:table-cell>
          <table:table-cell/>
        </table:table-row>
        <table:table-row table:style-name="ro1">
          <table:table-cell office:value-type="string" calcext:value-type="string">
            <text:p>Tj(D1)</text:p>
          </table:table-cell>
          <table:table-cell office:value-type="string" calcext:value-type="string">
            <text:p>T_{J(D1)}</text:p>
          </table:table-cell>
          <table:table-cell office:value-type="float" office:value="175" calcext:value-type="float">
            <text:p>175</text:p>
          </table:table-cell>
          <table:table-cell table:style-name="ce55" table:formula="of:=[パラメータ.D63]+[ON時.D23]" office:value-type="float" office:value="45.906426998112" calcext:value-type="float">
            <text:p>46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PN 接合の平均温度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 table:number-columns-spanned="7" table:number-rows-spanned="1">
            <text:p>$Q_1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ds1(max)</text:p>
          </table:table-cell>
          <table:table-cell office:value-type="string" calcext:value-type="string">
            <text:p>I_{DS1 \mathrm{(max)}}</text:p>
          </table:table-cell>
          <table:table-cell office:value-type="float" office:value="-3.2" calcext:value-type="float">
            <text:p>-3.2</text:p>
          </table:table-cell>
          <table:table-cell table:style-name="ce56" table:formula="of:=-[パラメータ.D20]" office:value-type="float" office:value="-0.036" calcext:value-type="float">
            <text:p>-0.0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-S 間の最大電流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 office:value-type="string" calcext:value-type="string">
            <text:p>Ids1(pulse,avg)</text:p>
          </table:table-cell>
          <table:table-cell office:value-type="string" calcext:value-type="string">
            <text:p>I_{DS1 \mathrm{(avg,pulse)}}</text:p>
          </table:table-cell>
          <table:table-cell/>
          <table:table-cell table:formula="of:=[.D27]/2" office:value-type="float" office:value="-0.018" calcext:value-type="float">
            <text:p>-0.0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-S 間のパルス平均電流</text:p>
          </table:table-cell>
          <table:table-cell/>
        </table:table-row>
        <table:table-row table:style-name="ro1">
          <table:table-cell office:value-type="string" calcext:value-type="string">
            <text:p>Pq1(avg)</text:p>
          </table:table-cell>
          <table:table-cell office:value-type="string" calcext:value-type="string">
            <text:p>P_{D1 \mathrm{(pulse,avg)}}</text:p>
          </table:table-cell>
          <table:table-cell table:style-name="ce11" office:value-type="float" office:value="0.9" calcext:value-type="float">
            <text:p>0.900</text:p>
          </table:table-cell>
          <table:table-cell table:style-name="ce57" table:formula="of:=[パラメータ.D33]*[ON時.D28]^2*[パラメータ.D50]" office:value-type="float" office:value="0.0000203646947765891" calcext:value-type="float">
            <text:p>2.04E-0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平均消費電力</text:p>
          </table:table-cell>
          <table:table-cell/>
        </table:table-row>
        <table:table-row table:style-name="ro1">
          <table:table-cell office:value-type="string" calcext:value-type="string">
            <text:p>ΔTj(Q1)</text:p>
          </table:table-cell>
          <table:table-cell office:value-type="string" calcext:value-type="string">
            <text:p>\Delta T_{J(Q1)}</text:p>
          </table:table-cell>
          <table:table-cell/>
          <table:table-cell table:style-name="ce11" table:formula="of:=[ON時.D29]*[パラメータ.D51]" office:value-type="float" office:value="0.00254558684707363" calcext:value-type="float">
            <text:p>0.003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PN 接合の平均上昇温度</text:p>
          </table:table-cell>
          <table:table-cell/>
        </table:table-row>
        <table:table-row table:style-name="ro1">
          <table:table-cell office:value-type="string" calcext:value-type="string">
            <text:p>Tj(Q1)</text:p>
          </table:table-cell>
          <table:table-cell office:value-type="string" calcext:value-type="string">
            <text:p>T_{J(Q1)}</text:p>
          </table:table-cell>
          <table:table-cell office:value-type="float" office:value="150" calcext:value-type="float">
            <text:p>150</text:p>
          </table:table-cell>
          <table:table-cell table:style-name="ce58" table:formula="of:=[パラメータ.D63]+[ON時.D30]" office:value-type="float" office:value="40.0025455868471" calcext:value-type="float">
            <text:p>40.003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PN 接合の平均温度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 table:number-columns-spanned="7" table:number-rows-spanned="1">
            <text:p>$R_B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V_Rb</text:p>
          </table:table-cell>
          <table:table-cell office:value-type="string" calcext:value-type="string">
            <text:p>V_{R_B}</text:p>
          </table:table-cell>
          <table:table-cell/>
          <table:table-cell table:formula="of:=[ON時.D10]" office:value-type="float" office:value="3.55" calcext:value-type="float">
            <text:p>3.5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放電時の $R_B$ の端子間電圧</text:p>
          </table:table-cell>
          <table:table-cell/>
        </table:table-row>
        <table:table-row table:style-name="ro1">
          <table:table-cell office:value-type="string" calcext:value-type="string">
            <text:p>I_Rb</text:p>
          </table:table-cell>
          <table:table-cell office:value-type="string" calcext:value-type="string">
            <text:p>I_{R_B}</text:p>
          </table:table-cell>
          <table:table-cell/>
          <table:table-cell table:style-name="ce13" table:formula="of:=[ON時.D34]/[パラメータ.D36]" office:value-type="float" office:value="0.000355" calcext:value-type="float">
            <text:p>3.55E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放電時のベース電流</text:p>
          </table:table-cell>
          <table:table-cell/>
        </table:table-row>
        <table:table-row table:style-name="ro1">
          <table:table-cell office:value-type="string" calcext:value-type="string">
            <text:p>P_Rb</text:p>
          </table:table-cell>
          <table:table-cell office:value-type="string" calcext:value-type="string">
            <text:p>P_{R_B}</text:p>
          </table:table-cell>
          <table:table-cell office:value-type="float" office:value="0.125" calcext:value-type="float">
            <text:p>0.125</text:p>
          </table:table-cell>
          <table:table-cell table:style-name="ce59" table:formula="of:=[ON時.D35]^2*[パラメータ.D36]" office:value-type="float" office:value="0.00126025" calcext:value-type="float">
            <text:p>1.26E-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放電時の消費電力</text:p>
          </table:table-cell>
          <table:table-cell/>
        </table:table-row>
        <table:table-row table:style-name="ro1" table:number-rows-repeated="1048539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ON時.D7:ON時.D7">
            <calcext:condition calcext:apply-style-name="Safe" calcext:value="formula-is(ABS([ON時.D7])&lt;=ABS([ON時.C7]))" calcext:base-cell-address="ON時.D7"/>
            <calcext:condition calcext:apply-style-name="Exceeded" calcext:value="formula-is(ABS([ON時.D7]) &gt; ABS([ON時.C7]))" calcext:base-cell-address="ON時.D7"/>
          </calcext:conditional-format>
          <calcext:conditional-format calcext:target-range-address="ON時.D13:ON時.D13">
            <calcext:condition calcext:apply-style-name="Safe" calcext:value="formula-is(ABS([ON時.D13])&lt;=ABS([ON時.C13]))" calcext:base-cell-address="ON時.D13"/>
            <calcext:condition calcext:apply-style-name="Exceeded" calcext:value="formula-is(ABS([ON時.D13]) &gt; ABS([ON時.C13]))" calcext:base-cell-address="ON時.D13"/>
          </calcext:conditional-format>
          <calcext:conditional-format calcext:target-range-address="ON時.D17:ON時.D17">
            <calcext:condition calcext:apply-style-name="Safe" calcext:value="formula-is(ABS([ON時.D17])&lt;=ABS([ON時.C17]))" calcext:base-cell-address="ON時.D17"/>
            <calcext:condition calcext:apply-style-name="Exceeded" calcext:value="formula-is(ABS([ON時.D17]) &gt; ABS([ON時.C17]))" calcext:base-cell-address="ON時.D17"/>
          </calcext:conditional-format>
          <calcext:conditional-format calcext:target-range-address="ON時.D18:ON時.D18">
            <calcext:condition calcext:apply-style-name="Safe" calcext:value="formula-is(ABS([ON時.D18])&lt;=ABS([ON時.C18]))" calcext:base-cell-address="ON時.D18"/>
            <calcext:condition calcext:apply-style-name="Exceeded" calcext:value="formula-is(ABS([ON時.D18]) &gt; ABS([ON時.C18]))" calcext:base-cell-address="ON時.D18"/>
          </calcext:conditional-format>
          <calcext:conditional-format calcext:target-range-address="ON時.D21:ON時.D21">
            <calcext:condition calcext:apply-style-name="Safe" calcext:value="formula-is(ABS([ON時.D21])&lt;=ABS([ON時.C21]))" calcext:base-cell-address="ON時.D21"/>
            <calcext:condition calcext:apply-style-name="Exceeded" calcext:value="formula-is(ABS([ON時.D21]) &gt; ABS([ON時.C21]))" calcext:base-cell-address="ON時.D21"/>
          </calcext:conditional-format>
          <calcext:conditional-format calcext:target-range-address="ON時.D24:ON時.D24">
            <calcext:condition calcext:apply-style-name="Safe" calcext:value="formula-is(ABS([ON時.D24])&lt;=ABS([ON時.C24]))" calcext:base-cell-address="ON時.D24"/>
            <calcext:condition calcext:apply-style-name="Exceeded" calcext:value="formula-is(ABS([ON時.D24]) &gt; ABS([ON時.C24]))" calcext:base-cell-address="ON時.D24"/>
          </calcext:conditional-format>
          <calcext:conditional-format calcext:target-range-address="ON時.D27:ON時.D27">
            <calcext:condition calcext:apply-style-name="Safe" calcext:value="formula-is(ABS([ON時.D27])&lt;=ABS([ON時.C27]))" calcext:base-cell-address="ON時.D27"/>
            <calcext:condition calcext:apply-style-name="Exceeded" calcext:value="formula-is(ABS([ON時.D27]) &gt; ABS([ON時.C27]))" calcext:base-cell-address="ON時.D27"/>
          </calcext:conditional-format>
          <calcext:conditional-format calcext:target-range-address="ON時.D29:ON時.D29">
            <calcext:condition calcext:apply-style-name="Safe" calcext:value="formula-is(ABS([ON時.D29])&lt;=ABS([ON時.C29]))" calcext:base-cell-address="ON時.D29"/>
            <calcext:condition calcext:apply-style-name="Exceeded" calcext:value="formula-is(ABS([ON時.D29]) &gt; ABS([ON時.C29]))" calcext:base-cell-address="ON時.D29"/>
          </calcext:conditional-format>
          <calcext:conditional-format calcext:target-range-address="ON時.D31:ON時.D31">
            <calcext:condition calcext:apply-style-name="Safe" calcext:value="formula-is(ABS([ON時.D31])&lt;=ABS([ON時.C31]))" calcext:base-cell-address="ON時.D31"/>
            <calcext:condition calcext:apply-style-name="Exceeded" calcext:value="formula-is(ABS([ON時.D31]) &gt; ABS([ON時.C31]))" calcext:base-cell-address="ON時.D31"/>
          </calcext:conditional-format>
          <calcext:conditional-format calcext:target-range-address="ON時.D36:ON時.D36">
            <calcext:condition calcext:apply-style-name="Safe" calcext:value="formula-is(ABS([ON時.D36])&lt;=ABS([ON時.C36]))" calcext:base-cell-address="ON時.D36"/>
            <calcext:condition calcext:apply-style-name="Exceeded" calcext:value="formula-is(ABS([ON時.D36]) &gt; ABS([ON時.C36]))" calcext:base-cell-address="ON時.D3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adornments="Regular" style:font-pitch="fixed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IPAゴシック" svg:font-family="IPAゴシック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US" style:font-name-asian="DejaVu Sans2" style:language-asian="ja" style:country-asian="JP" style:font-name-complex="DejaVu Sans2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1" loext:min-decimal-places="1" number:min-integer-digits="1"/>
      <number:text>V</number:text>
    </number:number-style>
    <number:number-style style:name="N113">
      <number:number number:decimal-places="2" loext:min-decimal-places="2" number:min-integer-digits="1"/>
      <number:text>V</number:text>
    </number:number-style>
    <number:number-style style:name="N114">
      <number:number number:decimal-places="0" loext:min-decimal-places="0" number:min-integer-digits="1"/>
      <number:text>A</number:text>
    </number:number-style>
    <number:number-style style:name="N115">
      <number:number number:decimal-places="0" loext:min-decimal-places="0" number:min-integer-digits="1"/>
      <number:text>Hz</number:text>
    </number:number-style>
    <number:number-style style:name="N116">
      <number:number number:decimal-places="4" loext:min-decimal-places="4" number:min-integer-digits="1"/>
      <number:text>V</number:text>
    </number:number-style>
    <number:number-style style:name="N117">
      <number:scientific-number number:decimal-places="2" loext:min-decimal-places="2" number:min-integer-digits="1" number:min-exponent-digits="2" loext:exponent-interval="1" loext:forced-exponent-sign="true"/>
      <number:text>s</number:text>
    </number:number-style>
    <number:number-style style:name="N118">
      <number:scientific-number number:decimal-places="2" loext:min-decimal-places="2" number:min-integer-digits="1" number:min-exponent-digits="2" loext:exponent-interval="1" loext:forced-exponent-sign="true"/>
      <number:text>F</number:text>
    </number:number-style>
    <number:number-style style:name="N119">
      <number:number number:decimal-places="0" loext:min-decimal-places="0" number:min-integer-digits="1"/>
      <number:text>"A~</number:text>
    </number:number-style>
    <number:number-style style:name="N120">
      <number:number number:decimal-places="2" loext:min-decimal-places="2" number:min-integer-digits="1"/>
      <number:text>Ω</number:text>
    </number:number-style>
    <number:number-style style:name="N121">
      <number:scientific-number number:decimal-places="2" loext:min-decimal-places="2" number:min-integer-digits="1" number:min-exponent-digits="2" loext:exponent-interval="1" loext:forced-exponent-sign="true"/>
      <number:text>H</number:text>
    </number:number-style>
    <number:number-style style:name="N122">
      <number:number number:decimal-places="0" loext:min-decimal-places="0" number:min-integer-digits="1"/>
      <number:text>V</number:text>
    </number:number-style>
    <number:number-style style:name="N123">
      <number:number number:decimal-places="1" loext:min-decimal-places="1" number:min-integer-digits="1"/>
      <number:text>A</number:text>
    </number:number-style>
    <number:number-style style:name="N124">
      <number:scientific-number number:decimal-places="2" loext:min-decimal-places="2" number:min-integer-digits="1" number:min-exponent-digits="2" loext:exponent-interval="1" loext:forced-exponent-sign="true"/>
      <number:text>A</number:text>
    </number:number-style>
    <number:number-style style:name="N125">
      <number:scientific-number number:decimal-places="2" loext:min-decimal-places="2" number:min-integer-digits="1" number:min-exponent-digits="2" loext:exponent-interval="1" loext:forced-exponent-sign="true"/>
      <number:text>C</number:text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1" loext:min-decimal-places="1" number:min-integer-digits="1" number:grouping="true"/>
    </number:number-style>
    <style:style style:name="Default" style:family="table-cell">
      <style:table-cell-properties fo:background-color="transparent" fo:border="none" loext:vertical-justify="auto"/>
      <style:paragraph-properties css3t:text-justify="auto"/>
      <style:text-properties style:font-name="Inconsolata" fo:font-family="Inconsolata" style:font-style-name="Regular" style:font-pitch="fixed" fo:font-weight="normal" style:font-name-asian="IPAゴシック" style:font-family-asian="IPAゴシック" style:font-style-name-asian="Regular" style:font-family-generic-asian="swiss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fo:background-color="#e6e6ff" style:text-align-source="fix" style:repeat-content="false" fo:border="0.06pt solid #6666ff"/>
      <style:paragraph-properties fo:text-align="center"/>
      <style:text-properties fo:color="#3333ff" style:font-name="DejaVu Sans1" fo:font-family="'DejaVu Sans'" style:font-style-name="Bold" style:font-family-generic="swiss" style:font-pitch="variable" fo:font-size="10pt" fo:font-style="normal" fo:font-weight="bold" style:font-weight-asian="bold"/>
    </style:style>
    <style:style style:name="Heading1" style:family="table-cell" style:parent-style-name="Heading">
      <style:table-cell-properties style:rotation-angle="90"/>
    </style:style>
    <style:style style:name="Exceeded" style:family="table-cell" style:parent-style-name="Default">
      <style:table-cell-properties fo:background-color="#ffcccc" fo:border="0.06pt solid #990000"/>
      <style:text-properties fo:color="#990000"/>
    </style:style>
    <style:style style:name="Section" style:family="table-cell" style:parent-style-name="Default">
      <style:table-cell-properties fo:background-color="#ffffcc" style:text-align-source="fix" style:repeat-content="false" fo:border="0.06pt solid #996600" loext:vertical-justify="auto"/>
      <style:paragraph-properties fo:text-align="start" css3t:text-justify="auto"/>
      <style:text-properties fo:color="#cc3300" style:font-name="DejaVu Sans1" fo:font-family="'DejaVu Sans'" style:font-style-name="Bold" style:font-family-generic="swiss" style:font-pitch="variable" fo:font-weight="bold" style:font-weight-asian="bold"/>
    </style:style>
    <style:style style:name="Safe" style:family="table-cell" style:parent-style-name="Default">
      <style:table-cell-properties fo:background-color="#ccffcc" fo:border="0.06pt solid #009900" loext:vertical-justify="auto"/>
      <style:paragraph-properties css3t:text-justify="auto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4">0000/00/00</text:date>, <text:time style:data-style-name="N2" text:time-value="12:26:55.462240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17:11:39</meta:creation-date>
    <meta:editing-duration>PT11H16M1S</meta:editing-duration>
    <meta:editing-cycles>192</meta:editing-cycles>
    <meta:generator>LibreOffice/5.1.6.2$Linux_X86_64 LibreOffice_project/10m0$Build-2</meta:generator>
    <dc:date>2019-09-14T12:29:21.881622589</dc:date>
    <meta:document-statistic meta:table-count="4" meta:cell-count="654" meta:object-count="0"/>
    <meta:template xlink:type="simple" xlink:actuate="onRequest" xlink:title="default" xlink:href="../.config/libreoffice/4/user/template/default.ods" meta:date="2013-10-09T17:11:37"/>
  </office:meta>
</office:document-meta>
</file>